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1B000000170DE8B2EFE8393530.png" manifest:media-type="image/png"/>
  <manifest:file-entry manifest:full-path="Pictures/1000020100000010000000102849B02F2E19802F.png" manifest:media-type="image/png"/>
  <manifest:file-entry manifest:full-path="Pictures/10000201000001B5000000DB1895446D7B2C2925.png" manifest:media-type="image/png"/>
  <manifest:file-entry manifest:full-path="Pictures/10000201000002B2000001A735B95F4DB7CBFF6E.png" manifest:media-type="image/png"/>
  <manifest:file-entry manifest:full-path="Pictures/1000020100000264000000FE2A7B57D355FC2F72.png" manifest:media-type="image/png"/>
  <manifest:file-entry manifest:full-path="Pictures/10000201000002810000013C7C8CEE07AD26AA69.png" manifest:media-type="image/png"/>
  <manifest:file-entry manifest:full-path="Pictures/100002010000021C0000013DD5E4297F45A70D21.png" manifest:media-type="image/png"/>
  <manifest:file-entry manifest:full-path="Pictures/10000000000000180000001AD0FAE9ED6A44F250.png" manifest:media-type="image/png"/>
  <manifest:file-entry manifest:full-path="Pictures/100002010000031B000002052B8F25AD773EB3BC.png" manifest:media-type="image/png"/>
  <manifest:file-entry manifest:full-path="Pictures/100000000000001A0000001A368D0BC4D3561427.png" manifest:media-type="image/png"/>
  <manifest:file-entry manifest:full-path="Pictures/1000020100000217000000F7A89965ADAF60E329.png" manifest:media-type="image/png"/>
  <manifest:file-entry manifest:full-path="Pictures/10000000000003900000025C9727A623F0E256F8.png" manifest:media-type="image/png"/>
  <manifest:file-entry manifest:full-path="Pictures/10000201000001440000011CD78F87F1EA89ADF3.png" manifest:media-type="image/png"/>
  <manifest:file-entry manifest:full-path="Pictures/100002010000027500000022E5825EDD0443EDCA.png" manifest:media-type="image/png"/>
  <manifest:file-entry manifest:full-path="Pictures/100002010000020C000000216ED6E1C2E6348060.png" manifest:media-type="image/png"/>
  <manifest:file-entry manifest:full-path="Pictures/100000000000000F0000000D019786BB7DB95F3F.png" manifest:media-type="image/png"/>
  <manifest:file-entry manifest:full-path="Pictures/100002010000038C0000025CF1C7890FB9A23B5C.png" manifest:media-type="image/png"/>
  <manifest:file-entry manifest:full-path="Pictures/100002010000021700000083E95C07A05954F27C.png" manifest:media-type="image/png"/>
  <manifest:file-entry manifest:full-path="Pictures/1000020100000217000000CEBC0DAFD96C77683A.png" manifest:media-type="image/png"/>
  <manifest:file-entry manifest:full-path="Pictures/100000000000041200000251D6A245AFC37AD511.png" manifest:media-type="image/png"/>
  <manifest:file-entry manifest:full-path="Pictures/10000000000000AA0000009D17C042B4FB319374.png" manifest:media-type="image/png"/>
  <manifest:file-entry manifest:full-path="Pictures/100000000000001B0000001D6FF92AD2FB9D78F5.png" manifest:media-type="image/png"/>
  <manifest:file-entry manifest:full-path="Pictures/1000020100000247000000B7E4A72A4D1F875C7C.png" manifest:media-type="image/png"/>
  <manifest:file-entry manifest:full-path="Pictures/100002010000031B000002050C946D71CFECAF10.png" manifest:media-type="image/png"/>
  <manifest:file-entry manifest:full-path="Pictures/10000201000002B3000001A747DCD5F81B3905BB.png" manifest:media-type="image/png"/>
  <manifest:file-entry manifest:full-path="Pictures/1000020100000217000000B97EC20EC6628F6E11.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Pictures/1000020100000217000000E6D0317CF676FCE105.png" manifest:media-type="image/png"/>
  <manifest:file-entry manifest:full-path="Pictures/100002010000038C000001550A9B1F453221A6E7.png" manifest:media-type="image/png"/>
  <manifest:file-entry manifest:full-path="Pictures/10000201000002170000014EE37A53EC25243827.png" manifest:media-type="image/png"/>
  <manifest:file-entry manifest:full-path="Pictures/10000000000000270000001D160F923938FC6618.png" manifest:media-type="image/png"/>
  <manifest:file-entry manifest:full-path="Pictures/1000020100000217000000FC473E0BF24F17CC22.png" manifest:media-type="image/png"/>
  <manifest:file-entry manifest:full-path="Pictures/100000000000001A0000001A29E62B73B441D269.png" manifest:media-type="image/png"/>
  <manifest:file-entry manifest:full-path="Pictures/10000201000002B1000001A8DF8382E3D6ED2ACE.png" manifest:media-type="image/png"/>
  <manifest:file-entry manifest:full-path="Pictures/10000201000001110000001AE7398F390CC2F82A.png" manifest:media-type="image/png"/>
  <manifest:file-entry manifest:full-path="Pictures/100000000000001B0000001D11ACB78ADB175576.png" manifest:media-type="image/png"/>
  <manifest:file-entry manifest:full-path="Pictures/10000000000000180000001AE426064C0272679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0396in" fo:margin-bottom="0.1965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0.8986in" style:rel-column-width="8800*"/>
    </style:style>
    <style:style style:name="Table7.C" style:family="table-column">
      <style:table-column-properties style:column-width="0.7514in" style:rel-column-width="7359*"/>
    </style:style>
    <style:style style:name="Table7.D" style:family="table-column">
      <style:table-column-properties style:column-width="0.9194in" style:rel-column-width="9003*"/>
    </style:style>
    <style:style style:name="Table7.E" style:family="table-column">
      <style:table-column-properties style:column-width="0.7771in" style:rel-column-width="7606*"/>
    </style:style>
    <style:style style:name="Table7.1" style:family="table-row">
      <style:table-row-properties fo:keep-together="always"/>
    </style:style>
    <style:style style:name="Table7.A1" style:family="table-cell">
      <style:table-cell-properties fo:background-color="#e6e6e6" fo:padding="0.0382in" fo:border-left="none" fo:border-right="none" fo:border-top="0.05pt solid #000000" fo:border-bottom="0.05pt solid #000000">
        <style:background-image/>
      </style:table-cell-properties>
    </style:style>
    <style:style style:name="Table7.A2" style:family="table-cell">
      <style:table-cell-properties fo:background-color="transparent" fo:padding="0.0382in" fo:border-left="none" fo:border-right="none" fo:border-top="none" fo:border-bottom="0.05pt solid #000000">
        <style:background-image/>
      </style:table-cell-properties>
    </style:style>
    <style:style style:name="Table7.B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7.A5" style:family="table-cell">
      <style:table-cell-properties fo:background-color="#ffffff" fo:padding="0.0382in" fo:border-left="none" fo:border-right="none" fo:border-top="none" fo:border-bottom="0.05pt solid #000000">
        <style:background-image/>
      </style:table-cell-properties>
    </style:style>
    <style:style style:name="Table7.B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7.A6" style:family="table-cell">
      <style:table-cell-properties fo:background-color="#ffffff" fo:padding="0.0382in" fo:border-left="none" fo:border-right="none" fo:border-top="none" fo:border-bottom="0.05pt solid #000000">
        <style:background-image/>
      </style:table-cell-properties>
    </style:style>
    <style:style style:name="Table7.A7"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b3c8f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a440e7"/>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a440e7"/>
    </style:style>
    <style:style style:name="P7" style:family="paragraph" style:parent-style-name="Text_20_body">
      <style:text-properties officeooo:rsid="00ae0884" officeooo:paragraph-rsid="00ae0884"/>
    </style:style>
    <style:style style:name="P8" style:family="paragraph" style:parent-style-name="Text_20_body">
      <style:text-properties officeooo:paragraph-rsid="00733b65"/>
    </style:style>
    <style:style style:name="P9" style:family="paragraph" style:parent-style-name="Text_20_body">
      <style:text-properties officeooo:paragraph-rsid="00c32c85"/>
    </style:style>
    <style:style style:name="P10" style:family="paragraph" style:parent-style-name="Text_20_body">
      <style:text-properties officeooo:paragraph-rsid="00d06f26"/>
    </style:style>
    <style:style style:name="P11" style:family="paragraph" style:parent-style-name="LOList_20_1_5f_TextBody">
      <style:text-properties officeooo:paragraph-rsid="00a440e7"/>
    </style:style>
    <style:style style:name="P12" style:family="paragraph" style:parent-style-name="Text_20_Note">
      <style:text-properties officeooo:paragraph-rsid="00a440e7"/>
    </style:style>
    <style:style style:name="P13" style:family="paragraph" style:parent-style-name="Text_20_body_20_indent">
      <style:text-properties officeooo:paragraph-rsid="00a440e7"/>
    </style:style>
    <style:style style:name="P14" style:family="paragraph" style:parent-style-name="Subtitle">
      <style:text-properties fo:language="en" fo:country="US" officeooo:rsid="001f0121"/>
    </style:style>
    <style:style style:name="P15" style:family="paragraph" style:parent-style-name="Guide_20_Name">
      <style:text-properties fo:language="en" fo:country="US" officeooo:rsid="001f0121" officeooo:paragraph-rsid="001f0121"/>
    </style:style>
    <style:style style:name="P16" style:family="paragraph" style:parent-style-name="Table_20_Contents">
      <style:text-properties officeooo:paragraph-rsid="00d698ad"/>
    </style:style>
    <style:style style:name="P17" style:family="paragraph" style:parent-style-name="Table_20_Heading">
      <style:text-properties fo:font-size="10.5pt" officeooo:paragraph-rsid="00d698ad" style:font-size-asian="10.5pt" style:font-size-complex="10.5pt"/>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style:text-properties officeooo:paragraph-rsid="00a440e7"/>
    </style:style>
    <style:style style:name="P20" style:family="paragraph" style:parent-style-name="Standard">
      <style:paragraph-properties fo:margin-top="0in" fo:margin-bottom="0in" loext:contextual-spacing="false"/>
      <style:text-properties officeooo:rsid="00d06f26" officeooo:paragraph-rsid="00d06f26"/>
    </style:style>
    <style:style style:name="P21" style:family="paragraph" style:parent-style-name="Text_20_body">
      <style:paragraph-properties fo:margin-top="0in" fo:margin-bottom="0in" loext:contextual-spacing="false"/>
    </style:style>
    <style:style style:name="P22" style:family="paragraph" style:parent-style-name="Text_20_body">
      <style:paragraph-properties fo:margin-top="0in" fo:margin-bottom="0in" loext:contextual-spacing="false"/>
      <style:text-properties officeooo:rsid="000aede6"/>
    </style:style>
    <style:style style:name="P23" style:family="paragraph" style:parent-style-name="Text_20_body">
      <style:paragraph-properties fo:margin-top="0in" fo:margin-bottom="0in" loext:contextual-spacing="false"/>
      <style:text-properties officeooo:paragraph-rsid="00a440e7"/>
    </style:style>
    <style:style style:name="P24" style:family="paragraph" style:parent-style-name="Figure">
      <style:text-properties officeooo:paragraph-rsid="00a440e7"/>
    </style:style>
    <style:style style:name="P25" style:family="paragraph" style:parent-style-name="Figure">
      <style:text-properties officeooo:paragraph-rsid="00aa6458"/>
    </style:style>
    <style:style style:name="P26" style:family="paragraph" style:parent-style-name="Figure" style:master-page-name="">
      <style:paragraph-properties fo:margin-top="0.0201in" fo:margin-bottom="0.0799in" loext:contextual-spacing="false" style:page-number="auto" style:writing-mode="page"/>
      <style:text-properties officeooo:paragraph-rsid="00a440e7"/>
    </style:style>
    <style:style style:name="P27" style:family="paragraph" style:parent-style-name="Text_20_body">
      <style:paragraph-properties fo:margin-top="0.0201in" fo:margin-bottom="0.0799in" loext:contextual-spacing="false" style:writing-mode="page"/>
      <style:text-properties officeooo:paragraph-rsid="00ae0884"/>
    </style:style>
    <style:style style:name="P28" style:family="paragraph" style:parent-style-name="Definition_20_Term">
      <style:text-properties officeooo:paragraph-rsid="00a440e7"/>
    </style:style>
    <style:style style:name="P29" style:family="paragraph" style:parent-style-name="Definition_20_Term">
      <style:text-properties officeooo:paragraph-rsid="00d06f26"/>
    </style:style>
    <style:style style:name="P30" style:family="paragraph" style:parent-style-name="Text_20_Body_20_List_20_Intro">
      <style:text-properties officeooo:paragraph-rsid="00a440e7"/>
    </style:style>
    <style:style style:name="P31" style:family="paragraph" style:parent-style-name="Caption">
      <style:text-properties officeooo:paragraph-rsid="00a440e7"/>
    </style:style>
    <style:style style:name="P32" style:family="paragraph" style:parent-style-name="Title">
      <style:text-properties fo:language="en" fo:country="US" officeooo:rsid="001f0121" officeooo:paragraph-rsid="00a440e7"/>
    </style:style>
    <style:style style:name="P33" style:family="paragraph" style:parent-style-name="Text_20_body">
      <style:paragraph-properties fo:margin-top="0in" fo:margin-bottom="0.0193in" loext:contextual-spacing="false"/>
      <style:text-properties officeooo:paragraph-rsid="00a440e7"/>
    </style:style>
    <style:style style:name="P34" style:family="paragraph" style:parent-style-name="Contents_20_3">
      <style:paragraph-properties>
        <style:tab-stops>
          <style:tab-stop style:position="6.2929in" style:type="right" style:leader-style="dotted" style:leader-text="."/>
        </style:tab-stops>
      </style:paragraph-properties>
    </style:style>
    <style:style style:name="P35" style:family="paragraph" style:parent-style-name="Text_20_Body_20_List_20_Intro">
      <style:paragraph-properties fo:margin-top="0.0402in" fo:margin-bottom="0.0799in" loext:contextual-spacing="false" style:writing-mode="page"/>
      <style:text-properties officeooo:paragraph-rsid="00a440e7"/>
    </style:style>
    <style:style style:name="P36" style:family="paragraph" style:parent-style-name="Text_20_Body_20_List_20_Intro">
      <style:paragraph-properties fo:margin-top="0.1181in" fo:margin-bottom="0.0827in" loext:contextual-spacing="false" style:writing-mode="page"/>
      <style:text-properties officeooo:paragraph-rsid="00a440e7"/>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Standard">
      <style:text-properties officeooo:paragraph-rsid="00d698ad"/>
    </style:style>
    <style:style style:name="P4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2">
      <style:text-properties officeooo:paragraph-rsid="00733b65"/>
    </style:style>
    <style:style style:name="P42" style:family="paragraph" style:parent-style-name="Heading_20_2">
      <style:text-properties officeooo:paragraph-rsid="00a440e7"/>
    </style:style>
    <style:style style:name="P43" style:family="paragraph" style:parent-style-name="Heading_20_1">
      <style:text-properties officeooo:paragraph-rsid="00a440e7"/>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a440e7"/>
    </style:style>
    <style:style style:name="P46" style:family="paragraph" style:parent-style-name="List_20_1">
      <style:text-properties officeooo:paragraph-rsid="00a440e7"/>
    </style:style>
    <style:style style:name="P47" style:family="paragraph" style:parent-style-name="List_20_1" style:list-style-name="OOoBullets_20_1">
      <style:text-properties officeooo:paragraph-rsid="00a440e7"/>
    </style:style>
    <style:style style:name="P48" style:family="paragraph" style:parent-style-name="List_20_1">
      <style:text-properties officeooo:paragraph-rsid="00d06f26"/>
    </style:style>
    <style:style style:name="P49" style:family="paragraph" style:parent-style-name="List_20_1" style:list-style-name="OOoBullets_20_1">
      <style:text-properties officeooo:rsid="00ac1a00" officeooo:paragraph-rsid="00ac1a00"/>
    </style:style>
    <style:style style:name="P50" style:family="paragraph" style:parent-style-name="List_20_1">
      <style:text-properties officeooo:rsid="00ac1a00" officeooo:paragraph-rsid="00ac1a00"/>
    </style:style>
    <style:style style:name="P51" style:family="paragraph" style:parent-style-name="List_20_1" style:list-style-name="List_20_1">
      <style:text-properties officeooo:paragraph-rsid="00c32c85"/>
    </style:style>
    <style:style style:name="P52" style:family="paragraph" style:parent-style-name="List_20_1">
      <style:text-properties officeooo:paragraph-rsid="00ae0884"/>
    </style:style>
    <style:style style:name="P53" style:family="paragraph" style:parent-style-name="List_20_1">
      <style:text-properties officeooo:paragraph-rsid="00d7dded"/>
    </style:style>
    <style:style style:name="P54" style:family="paragraph" style:parent-style-name="List_20_1" style:master-page-name="">
      <style:paragraph-properties style:page-number="auto" fo:keep-with-next="always" style:writing-mode="page"/>
      <style:text-properties officeooo:paragraph-rsid="00d06f26"/>
    </style:style>
    <style:style style:name="P55" style:family="paragraph" style:parent-style-name="Heading_20_Note">
      <style:text-properties officeooo:paragraph-rsid="00a440e7"/>
    </style:style>
    <style:style style:name="P56" style:family="paragraph" style:parent-style-name="Heading_20_Tip">
      <style:paragraph-properties fo:margin-top="0.0201in" fo:margin-bottom="0.05in" loext:contextual-spacing="false" style:writing-mode="page"/>
    </style:style>
    <style:style style:name="P57" style:family="paragraph" style:parent-style-name="Numbering_20_2">
      <style:text-properties officeooo:paragraph-rsid="00a440e7"/>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bec161"/>
    </style:style>
    <style:style style:name="P60" style:family="paragraph" style:parent-style-name="Numbering_20_1" style:list-style-name="Numbering_20_1">
      <style:text-properties officeooo:paragraph-rsid="00b18097"/>
    </style:style>
    <style:style style:name="P61" style:family="paragraph" style:parent-style-name="Numbering_20_1" style:list-style-name="L1">
      <style:text-properties officeooo:paragraph-rsid="00a440e7"/>
    </style:style>
    <style:style style:name="P62" style:family="paragraph" style:parent-style-name="Numbering_20_1">
      <style:text-properties officeooo:paragraph-rsid="00a440e7"/>
    </style:style>
    <style:style style:name="P63" style:family="paragraph" style:parent-style-name="Numbering_20_1">
      <style:paragraph-properties fo:margin-top="0in" fo:margin-bottom="0.0799in" loext:contextual-spacing="false" style:writing-mode="page"/>
    </style:style>
    <style:style style:name="P64" style:family="paragraph" style:parent-style-name="Numbering_20_1" style:list-style-name="L1">
      <style:paragraph-properties fo:margin-top="0in" fo:margin-bottom="0.0799in" loext:contextual-spacing="false" style:writing-mode="page"/>
      <style:text-properties officeooo:paragraph-rsid="00a440e7"/>
    </style:style>
    <style:style style:name="P65" style:family="paragraph" style:parent-style-name="Heading_20_3">
      <style:text-properties officeooo:paragraph-rsid="00a440e7"/>
    </style:style>
    <style:style style:name="P66" style:family="paragraph" style:parent-style-name="Heading_20_3">
      <style:text-properties officeooo:paragraph-rsid="00a703fc"/>
    </style:style>
    <style:style style:name="P67" style:family="paragraph" style:parent-style-name="Heading_20_3">
      <style:paragraph-properties fo:margin-top="0.1in" fo:margin-bottom="0.0402in" loext:contextual-spacing="false" style:writing-mode="page"/>
      <style:text-properties officeooo:paragraph-rsid="00a440e7"/>
    </style:style>
    <style:style style:name="P68" style:family="paragraph" style:parent-style-name="List_20_2">
      <style:text-properties officeooo:paragraph-rsid="00a440e7"/>
    </style:style>
    <style:style style:name="P69"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38684"/>
    </style:style>
    <style:style style:name="T7" style:family="text">
      <style:text-properties officeooo:rsid="00c983eb"/>
    </style:style>
    <style:style style:name="T8" style:family="text">
      <style:text-properties officeooo:rsid="00cca203"/>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fo:language="en" fo:country="US" officeooo:rsid="00048fb0"/>
    </style:style>
    <style:style style:name="T12" style:family="text">
      <style:text-properties style:font-weight-asian="bold" style:font-weight-complex="bold"/>
    </style:style>
    <style:style style:name="T13" style:family="text">
      <style:text-properties officeooo:rsid="005e68eb"/>
    </style:style>
    <style:style style:name="T14" style:family="text">
      <style:text-properties style:font-name="Times New Roman"/>
    </style:style>
    <style:style style:name="T15" style:family="text">
      <style:text-properties officeooo:rsid="00232bb6"/>
    </style:style>
    <style:style style:name="T16" style:family="text">
      <style:text-properties style:font-name="Liberation Sans5" officeooo:rsid="0019deb4" style:font-name-asian="Liberation Sans5" style:font-name-complex="Liberation Sans5"/>
    </style:style>
    <style:style style:name="T17" style:family="text">
      <style:text-properties officeooo:rsid="00a440e7"/>
    </style:style>
    <style:style style:name="T18" style:family="text">
      <style:text-properties officeooo:rsid="009579d2"/>
    </style:style>
    <style:style style:name="T19" style:family="text">
      <style:text-properties officeooo:rsid="009dc560"/>
    </style:style>
    <style:style style:name="T20" style:family="text">
      <style:text-properties officeooo:rsid="003f81e0"/>
    </style:style>
    <style:style style:name="T21" style:family="text">
      <style:text-properties officeooo:rsid="009e6949"/>
    </style:style>
    <style:style style:name="T22" style:family="text">
      <style:text-properties style:language-asian="en" style:country-asian="US"/>
    </style:style>
    <style:style style:name="T23" style:family="text">
      <style:text-properties officeooo:rsid="003d928e"/>
    </style:style>
    <style:style style:name="T24" style:family="text">
      <style:text-properties officeooo:rsid="0015b03a"/>
    </style:style>
    <style:style style:name="T25" style:family="text">
      <style:text-properties officeooo:rsid="00235b1a"/>
    </style:style>
    <style:style style:name="T26" style:family="text">
      <style:text-properties officeooo:rsid="00196fee"/>
    </style:style>
    <style:style style:name="T27" style:family="text">
      <style:text-properties officeooo:rsid="005d7787"/>
    </style:style>
    <style:style style:name="T28" style:family="text">
      <style:text-properties officeooo:rsid="0064bc0d"/>
    </style:style>
    <style:style style:name="T29" style:family="text">
      <style:text-properties officeooo:rsid="005f17eb"/>
    </style:style>
    <style:style style:name="T30" style:family="text">
      <style:text-properties officeooo:rsid="00a52dc1"/>
    </style:style>
    <style:style style:name="T31" style:family="text">
      <style:text-properties officeooo:rsid="00a6638d"/>
    </style:style>
    <style:style style:name="T32" style:family="text">
      <style:text-properties officeooo:rsid="00a703fc"/>
    </style:style>
    <style:style style:name="T33" style:family="text">
      <style:text-properties officeooo:rsid="00a75dc9"/>
    </style:style>
    <style:style style:name="T34" style:family="text">
      <style:text-properties officeooo:rsid="00a80ba3"/>
    </style:style>
    <style:style style:name="T35" style:family="text">
      <style:text-properties officeooo:rsid="00aa6458"/>
    </style:style>
    <style:style style:name="T36" style:family="text">
      <style:text-properties officeooo:rsid="00ac1a00"/>
    </style:style>
    <style:style style:name="T37" style:family="text">
      <style:text-properties officeooo:rsid="00ae0884"/>
    </style:style>
    <style:style style:name="T38" style:family="text">
      <style:text-properties officeooo:rsid="00b18097"/>
    </style:style>
    <style:style style:name="T39" style:family="text">
      <style:text-properties officeooo:rsid="00bd8666"/>
    </style:style>
    <style:style style:name="T40" style:family="text">
      <style:text-properties officeooo:rsid="00c0a42c"/>
    </style:style>
    <style:style style:name="T41" style:family="text">
      <style:text-properties officeooo:rsid="00c17417"/>
    </style:style>
    <style:style style:name="T42" style:family="text">
      <style:text-properties officeooo:rsid="00c9a9a6"/>
    </style:style>
    <style:style style:name="T43" style:family="text">
      <style:text-properties officeooo:rsid="00cae766"/>
    </style:style>
    <style:style style:name="T44" style:family="text">
      <style:text-properties officeooo:rsid="00ce213b"/>
    </style:style>
    <style:style style:name="T45" style:family="text">
      <style:text-properties officeooo:rsid="00d06f26"/>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398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0236in, 0.0118in, 0.0354in, 0.0118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3134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348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3484in, 0.4575in, 0.6398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3252in, 0in, 1.311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left="none" fo:border-right="none" fo:border-top="none" fo:border-bottom="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5"><draw:frame draw:style-name="fr4" draw:name="Image1" text:anchor-type="paragraph" svg:x="1.3661in" svg:y="0.1772in" svg:width="3.3335in" svg:height="0.7in" draw:z-index="1"><draw:image xlink:href="Pictures/10000201000003E8000000D262270D7C3E523D96.png" xlink:type="simple" xlink:show="embed" xlink:actuate="onLoad"/></draw:frame>Začínáme s programem LibreOffice</text:p>
      <text:p text:style-name="P32">Chapter 10 <text:s/><text:line-break/>Printing, Exporting, E‑mailing</text:p>
      <text:p text:style-name="P14"/>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John A Smith</text:p>
          </table:table-cell>
          <table:table-cell office:value-type="string">
            <text:p text:style-name="P22">Jean Hollis Weber </text:p>
          </table:table-cell>
          <table:table-cell office:value-type="string">
            <text:p text:style-name="P21">Hazel Russman</text:p>
          </table:table-cell>
        </table:table-row>
        <table:table-row>
          <table:table-cell office:value-type="string">
            <text:p text:style-name="P21">Ron Faile Jr.</text:p>
          </table:table-cell>
          <table:table-cell office:value-type="string">
            <text:p text:style-name="P20">Olivier Hallot</text:p>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1" text:outline-level="2"><text:bookmark-start text:name="__RefHeading__5642_1566568644"/>Poděkování<text:bookmark-end text:name="__RefHeading__5642_1566568644"/></text:h>
      <text:p text:style-name="P4">Tato kapitola byla vytvořena na základě kapitoly 10 knihy <text:span text:style-name="LOEmphasis">Getting Started with OpenOffice.org 3.3</text:span>. Do původní kapitoly přispěli:</text:p>
      <table:table table:name="Table14" table:style-name="Table14">
        <table:table-column table:style-name="Table14.A" table:number-columns-repeated="3"/>
        <table:table-row>
          <table:table-cell office:value-type="string">
            <text:p text:style-name="P23">Jean Hollis Weber</text:p>
          </table:table-cell>
          <table:table-cell office:value-type="string">
            <text:p text:style-name="P23">Agnes Belzunce</text:p>
          </table:table-cell>
          <table:table-cell office:value-type="string">
            <text:p text:style-name="P23">Michael Kotsarinis</text:p>
          </table:table-cell>
        </table:table-row>
        <table:table-row>
          <table:table-cell office:value-type="string">
            <text:p text:style-name="P23">Peter Kupfer</text:p>
          </table:table-cell>
          <table:table-cell office:value-type="string">
            <text:p text:style-name="P23">Robert Scott &lt;br0 /&gt;</text:p>
          </table:table-cell>
          <table:table-cell office:value-type="string">
            <text:p text:style-name="P23">Janet M. Swisher</text:p>
          </table:table-cell>
        </table:table-row>
        <table:table-row>
          <table:table-cell office:value-type="string">
            <text:p text:style-name="P23">Joe Sellman</text:p>
          </table:table-cell>
          <table:table-cell office:value-type="string">
            <text:p text:style-name="P19"/>
          </table:table-cell>
          <table:table-cell office:value-type="string">
            <text:p text:style-name="P19"/>
          </table:table-cell>
        </table:table-row>
      </table:table>
      <text:h text:style-name="P42" text:outline-level="2"><text:bookmark-start text:name="__RefHeading__5644_1566568644"/>Datum vydání a verze programu<text:bookmark-end text:name="__RefHeading__5644_1566568644"/></text:h>
      <text:p text:style-name="P4">Published 21 June 2016. Based on LibreOffice 5.0.</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text:p>
          </table:table-cell>
          <table:table-cell table:style-name="Table5.A1" office:value-type="string">
            <text:p text:style-name="P17">Význam</text:p>
          </table:table-cell>
        </table:table-row>
        <table:table-row table:style-name="Table5.1">
          <table:table-cell table:style-name="Table5.A2" office:value-type="string">
            <text:p text:style-name="P16"><text:span text:style-name="LOMenuPath">Nástroje &gt; Možnosti</text:span> výběr v nabídce</text:p>
          </table:table-cell>
          <table:table-cell table:style-name="Table5.B2" office:value-type="string">
            <text:p text:style-name="P16"><text:span text:style-name="LOMenuPath">LibreOffice &gt; Předvolby</text:span></text:p>
          </table:table-cell>
          <table:table-cell table:style-name="Table5.B2" office:value-type="string">
            <text:p text:style-name="P16">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6"><text:span text:style-name="LOKeystroke">Klepnutí pravým tlačítkem</text:span></text:p>
          </table:table-cell>
          <table:table-cell table:style-name="Table5.A2" office:value-type="string">
            <text:p text:style-name="P16">Control+klepnutí a/nebo klepnutí pravým tlačítkem v závislosti na operačním systému počítače</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LOKeystroke">Ctrl</text:span> (<text:span text:style-name="LOKeystroke">Control</text:span>)</text:p>
          </table:table-cell>
          <table:table-cell table:style-name="Table5.A2" office:value-type="string">
            <text:p text:style-name="P16">⌘ (<text:span text:style-name="LOKeystroke">Command</text:span>)</text:p>
          </table:table-cell>
          <table:table-cell table:style-name="Table5.A2" office:value-type="string">
            <text:p text:style-name="P16">Používá se i s jinými klávesami</text:p>
          </table:table-cell>
        </table:table-row>
        <table:table-row table:style-name="Table5.1">
          <table:table-cell table:style-name="Table5.A2" office:value-type="string">
            <text:p text:style-name="P16"><text:span text:style-name="LOKeystroke">F5</text:span></text:p>
          </table:table-cell>
          <table:table-cell table:style-name="Table5.A2" office:value-type="string">
            <text:p text:style-name="P16"><text:span text:style-name="LOKeystroke">Shift</text:span>+⌘+<text:span text:style-name="LOKeystroke">F5</text:span></text:p>
          </table:table-cell>
          <table:table-cell table:style-name="Table5.A2" office:value-type="string">
            <text:p text:style-name="P16">Otevřete Navigátor</text:p>
          </table:table-cell>
        </table:table-row>
        <table:table-row table:style-name="Table5.1">
          <table:table-cell table:style-name="Table5.A2" office:value-type="string">
            <text:p text:style-name="P16"><text:span text:style-name="LOKeystroke">F11</text:span></text:p>
          </table:table-cell>
          <table:table-cell table:style-name="Table5.A2" office:value-type="string">
            <text:p text:style-name="P16">⌘+<text:span text:style-name="LOKeystroke">T</text:span></text:p>
          </table:table-cell>
          <table:table-cell table:style-name="Table5.A2" office:value-type="string">
            <text:p text:style-name="P16">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7"><text:a xlink:type="simple" xlink:href="#__RefHeading__5640_1566568644" text:style-name="Index_20_Link" text:visited-style-name="Index_20_Link">Zpětná vazba<text:tab/>2</text:a></text:p>
          <text:p text:style-name="P37"><text:a xlink:type="simple" xlink:href="#__RefHeading__5642_1566568644" text:style-name="Index_20_Link" text:visited-style-name="Index_20_Link">Poděkování<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text:tab/>2</text:a></text:p>
          <text:p text:style-name="P38"><text:a xlink:type="simple" xlink:href="#__RefHeading___Toc3606_1757746079" text:style-name="Index_20_Link" text:visited-style-name="Index_20_Link">Rychlý tisk<text:tab/>4</text:a></text:p>
          <text:p text:style-name="P38"><text:a xlink:type="simple" xlink:href="#__RefHeading__171723_780470623" text:style-name="Index_20_Link" text:visited-style-name="Index_20_Link">Ovládání tisku<text:tab/>4</text:a></text:p>
          <text:p text:style-name="P37"><text:a xlink:type="simple" xlink:href="#__RefHeading__18347_1712854287" text:style-name="Index_20_Link" text:visited-style-name="Index_20_Link">Nastavení obecných možností tisku<text:tab/>5</text:a></text:p>
          <text:p text:style-name="P37"><text:a xlink:type="simple" xlink:href="#__RefHeading__8511_1712854287" text:style-name="Index_20_Link" text:visited-style-name="Index_20_Link">Tisk více stran na jeden list papíru<text:tab/>6</text:a></text:p>
          <text:p text:style-name="P37"><text:a xlink:type="simple" xlink:href="#__RefHeading__74168_1365249792" text:style-name="Index_20_Link" text:visited-style-name="Index_20_Link">Volba stran / listů / snímků na tisk<text:tab/>7</text:a></text:p>
          <text:p text:style-name="P34"><text:a xlink:type="simple" xlink:href="#__RefHeading__8519_1712854287" text:style-name="Index_20_Link" text:visited-style-name="Index_20_Link">Writer<text:tab/>7</text:a></text:p>
          <text:p text:style-name="P34"><text:a xlink:type="simple" xlink:href="#__RefHeading__8521_1712854287" text:style-name="Index_20_Link" text:visited-style-name="Index_20_Link">Calc<text:tab/>8</text:a></text:p>
          <text:p text:style-name="P34"><text:a xlink:type="simple" xlink:href="#__RefHeading__8523_1712854287" text:style-name="Index_20_Link" text:visited-style-name="Index_20_Link">Impress a  Draw<text:tab/>8</text:a></text:p>
          <text:p text:style-name="P37"><text:a xlink:type="simple" xlink:href="#__RefHeading__8525_1712854287" text:style-name="Index_20_Link" text:visited-style-name="Index_20_Link">Tisk podkladů, poznámek nebo osnovy v Impress<text:tab/>9</text:a></text:p>
          <text:p text:style-name="P37"><text:a xlink:type="simple" xlink:href="#__RefHeading__11351_1712854287" text:style-name="Index_20_Link" text:visited-style-name="Index_20_Link">Tisk příručky<text:tab/>10</text:a></text:p>
          <text:p text:style-name="P37"><text:a xlink:type="simple" xlink:href="#__RefHeading__19566_697337876" text:style-name="Index_20_Link" text:visited-style-name="Index_20_Link">Tisk obálek, etiket a vizitek<text:tab/>11</text:a></text:p>
          <text:p text:style-name="P37"><text:a xlink:type="simple" xlink:href="#__RefHeading__18349_1712854287" text:style-name="Index_20_Link" text:visited-style-name="Index_20_Link">Černobílý tisk (na barevné tiskárně)<text:tab/>11</text:a></text:p>
          <text:p text:style-name="P37"><text:a xlink:type="simple" xlink:href="#__RefHeading__18351_1712854287" text:style-name="Index_20_Link" text:visited-style-name="Index_20_Link">Náhled stran / listů před tiskem<text:tab/>12</text:a></text:p>
          <text:p text:style-name="P34"><text:a xlink:type="simple" xlink:href="#__RefHeading__8515_1712854287" text:style-name="Index_20_Link" text:visited-style-name="Index_20_Link">Writer<text:tab/>12</text:a></text:p>
          <text:p text:style-name="P34"><text:a xlink:type="simple" xlink:href="#__RefHeading__8517_1712854287" text:style-name="Index_20_Link" text:visited-style-name="Index_20_Link">Calc<text:tab/>12</text:a></text:p>
          <text:p text:style-name="P38"><text:a xlink:type="simple" xlink:href="#__RefHeading__8527_1712854287" text:style-name="Index_20_Link" text:visited-style-name="Index_20_Link">Export do PDF<text:tab/>12</text:a></text:p>
          <text:p text:style-name="P37"><text:a xlink:type="simple" xlink:href="#__RefHeading__171727_780470623" text:style-name="Index_20_Link" text:visited-style-name="Index_20_Link">Rychlý export do PDF<text:tab/>13</text:a></text:p>
          <text:p text:style-name="P37"><text:a xlink:type="simple" xlink:href="#__RefHeading__171729_780470623" text:style-name="Index_20_Link" text:visited-style-name="Index_20_Link">Nastavení obsahu a kvality PDF<text:tab/>13</text:a></text:p>
          <text:p text:style-name="P34"><text:a xlink:type="simple" xlink:href="#__RefHeading__171731_780470623" text:style-name="Index_20_Link" text:visited-style-name="Index_20_Link">Karta Obecné v dialogovém okně Možnosti PDF<text:tab/>13</text:a></text:p>
          <text:p text:style-name="P34"><text:a xlink:type="simple" xlink:href="#__RefHeading__171733_780470623" text:style-name="Index_20_Link" text:visited-style-name="Index_20_Link">Karta Úvodní zobrazení v dialogovém okně Možnosti PDF<text:tab/>15</text:a></text:p>
          <text:p text:style-name="P34"><text:a xlink:type="simple" xlink:href="#__RefHeading__4236_1385231065" text:style-name="Index_20_Link" text:visited-style-name="Index_20_Link">Karta Uživatelské rozhraní v dialogovém okně Možnosti PDF<text:tab/>15</text:a></text:p>
          <text:p text:style-name="P34"><text:a xlink:type="simple" xlink:href="#__RefHeading__171737_780470623" text:style-name="Index_20_Link" text:visited-style-name="Index_20_Link">Karta Odkazy v dialogovém okně Možnosti PDF<text:tab/>16</text:a></text:p>
          <text:p text:style-name="P34"><text:a xlink:type="simple" xlink:href="#__RefHeading__171739_780470623" text:style-name="Index_20_Link" text:visited-style-name="Index_20_Link">Karta Bezpečnost v dialogovém okně Možnosti PDF<text:tab/>17</text:a></text:p>
          <text:p text:style-name="P34"><text:a xlink:type="simple" xlink:href="#__RefHeading___Toc4609_1757746079" text:style-name="Index_20_Link" text:visited-style-name="Index_20_Link">Digital Signatures page of PDF Options dialog<text:tab/>18</text:a></text:p>
          <text:p text:style-name="P38"><text:a xlink:type="simple" xlink:href="#__RefHeading__4238_1385231065" text:style-name="Index_20_Link" text:visited-style-name="Index_20_Link">Export do jiných formátů<text:tab/>19</text:a></text:p>
          <text:p text:style-name="P38"><text:a xlink:type="simple" xlink:href="#__RefHeading__171743_780470623" text:style-name="Index_20_Link" text:visited-style-name="Index_20_Link">Odesílání dokumentů elektronickou poštou<text:tab/>19</text:a></text:p>
          <text:p text:style-name="P37"><text:a xlink:type="simple" xlink:href="#__RefHeading__171745_780470623" text:style-name="Index_20_Link" text:visited-style-name="Index_20_Link">Odesílání dokumentů více příjemcům<text:tab/>20</text:a></text:p>
          <text:p text:style-name="P38"><text:a xlink:type="simple" xlink:href="#__RefHeading__171747_780470623" text:style-name="Index_20_Link" text:visited-style-name="Index_20_Link">Elektronické podepisování dokumentů<text:tab/>22</text:a></text:p>
          <text:p text:style-name="P38"><text:a xlink:type="simple" xlink:href="#__RefHeading__9455_1957009194" text:style-name="Index_20_Link" text:visited-style-name="Index_20_Link">Odstranění osobních údajů<text:tab/>23</text:a></text:p>
        </text:index-body>
      </text:table-of-content>
      <text:p text:style-name="Page_20_Break"/>
      <text:h text:style-name="P45" text:outline-level="1"><text:bookmark-start text:name="__RefHeading___Toc3606_1757746079"/>Rychlý tisk<text:bookmark-end text:name="__RefHeading___Toc3606_1757746079"/></text:h>
      <text:p text:style-name="P6">Click the <text:alphabetical-index-mark text:string-value="tisknout soubor přímo"/><text:span text:style-name="LOMenuPath">Print File Directly</text:span> icon (<draw:frame draw:style-name="fr5" draw:name="Graphic10" text:anchor-type="as-char" svg:y="-0.1902in" svg:width="0.2701in" svg:height="0.2701in" draw:z-index="3"><draw:image xlink:href="Pictures/100000000000001A0000001A368D0BC4D3561427.png" xlink:type="simple" xlink:show="embed" xlink:actuate="onLoad"/></draw:frame>) to send the entire document to the default printer defined for your computer.</text:p>
      <text:list xml:id="list6177157054665335111" text:style-name="Heading_20_Note">
        <text:list-item>
          <text:p text:style-name="P55">Poznámka</text:p>
        </text:list-item>
      </text:list>
      <text:p text:style-name="P12">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43" text:outline-level="1"><text:bookmark-start text:name="__RefHeading__171723_780470623"/>Ovládání tisku<text:bookmark-end text:name="__RefHeading__171723_780470623"/></text:h>
      <text:p text:style-name="P6">Pro více možností nastavení tisku použijte tiskový dialog (<text:span text:style-name="LOMenuPath">Soubor &gt; Tisk </text:span> nebo <text:span text:style-name="LOKeystroke">Ctrl+P</text:span>).</text:p>
      <text:p text:style-name="P24"><draw:frame draw:style-name="fr1" draw:name="Frame10" text:anchor-type="as-char" svg:width="6.6929in" draw:z-index="4"><draw:text-box fo:min-height="4.352in"><text:p text:style-name="Caption"><draw:frame draw:style-name="fr6" draw:name="Image4" text:anchor-type="as-char" svg:width="6.6929in" style:rel-width="100%" svg:height="4.352in" style:rel-height="scale" draw:z-index="6"><draw:image xlink:href="Pictures/100002010000031B000002052B8F25AD773EB3BC.png" xlink:type="simple" xlink:show="embed" xlink:actuate="onLoad"/></draw:frame></text:p><text:p text:style-name="Caption">Obrázek <text:sequence text:ref-name="refFigure0" text:name="Figure" text:formula="ooow:Figure+1" style:num-format="1">1 </text:sequence><text:alphabetical-index-mark-start text:id="IMark140503348694672"/>: Dialogové okno &lt;is1 /&gt; Tisk<text:alphabetical-index-mark-end text:id="IMark140503348694672"/></text:p></draw:text-box></draw:frame></text:p>
      <text:list xml:id="list84637047090632" text:continue-numbering="true" text:style-name="Heading_20_Note">
        <text:list-item>
          <text:p text:style-name="P55">Poznámka</text:p>
        </text:list-item>
      </text:list>
      <text:p text:style-name="P12">Možnosti vybrané v dialogovém okně Tisk se vztahují pouze na aktuální tisku tohoto dokumentu.</text:p>
      <text:p text:style-name="P12">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6">Dialogové okno Tisk má čtyři karty, ze kterých můžeme vybrat celou řadu možností, jak je popsáno v následujících částech.</text:p>
      <text:p text:style-name="P6"><text:soft-page-break/>Jednotlivé součásti LibreOffice mají k dispozici různá nastavení tisku, jak je shrnuto v tabulce <text:sequence-ref text:reference-format="value" text:ref-name="refTable0">1</text:sequence-ref>.</text:p>
      <text:p text:style-name="P31">Tabulka <text:sequence text:ref-name="refTable0" text:name="Table" text:formula="ooow:Table+1" style:num-format="1">1 </text:sequence>: Možnosti tisku v součástech LibreOffice</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3">Feature</text:p>
          </table:table-cell>
          <table:table-cell table:style-name="Table7.A1" office:value-type="string">
            <text:p text:style-name="P33">Writer</text:p>
          </table:table-cell>
          <table:table-cell table:style-name="Table7.A1" office:value-type="string">
            <text:p text:style-name="P33">Calc</text:p>
          </table:table-cell>
          <table:table-cell table:style-name="Table7.A1" office:value-type="string">
            <text:p text:style-name="P33">Impress</text:p>
          </table:table-cell>
          <table:table-cell table:style-name="Table7.A1" office:value-type="string">
            <text:p text:style-name="P33">Draw</text:p>
          </table:table-cell>
        </table:table-row>
        <table:table-row table:style-name="Table7.1">
          <table:table-cell table:style-name="Table7.A2" office:value-type="string">
            <text:p text:style-name="P33">Volba stran / listů / snímků na tisk</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více stran / listů / snímků na jednu stranu</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příručky</text:p>
          </table:table-cell>
          <table:table-cell table:style-name="Table7.B2" office:value-type="string">
            <text:p text:style-name="P33">Ano</text:p>
          </table:table-cell>
          <table:table-cell table:style-name="Table7.B2" office:value-type="string">
            <text:p text:style-name="P33">Ne</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7" office:value-type="string">
            <text:p text:style-name="P33">Tisk obál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Tisk štítků nebo vizit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Náhled stran / listů před tiskem</text:p>
          </table:table-cell>
          <table:table-cell table:style-name="Table7.B5" office:value-type="string">
            <text:p text:style-name="P33">Ano</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row>
      </table:table>
      <text:h text:style-name="P42" text:outline-level="2"><text:bookmark-start text:name="__RefHeading__18347_1712854287"/>Nastavení &lt;i0 /&gt; obecných možností tisku<text:alphabetical-index-mark text:string-value="obecné možnosti" text:key1="tisk"/><text:bookmark-end text:name="__RefHeading__18347_1712854287"/></text:h>
      <text:p text:style-name="P30">Na kartě <text:span text:style-name="LOEmphasis">Obecné</text:span> v dialogovém okně Tisk můžeme zvolit:</text:p>
      <text:list xml:id="list5107748238015654886" text:style-name="List_20_1">
        <text:list-item>
          <text:p text:style-name="P46">The <text:span text:style-name="LOStrongEmphasis">printer</text:span> (from the printers available).</text:p>
        </text:list-item>
        <text:list-item text:style-override="OOoBullets_20_1">
          <text:p text:style-name="P47">Which <text:span text:style-name="LOStrongEmphasis">pages</text:span> to print, the number of copies to print, and whether to collate multiple copies (<text:span text:style-name="LOEmphasis">Range and copies</text:span> section).</text:p>
        </text:list-item>
        <text:list-item>
          <text:p text:style-name="P46">Zda chceme tisknout <text:span text:style-name="LOStrongEmphasis">komentáře</text:span>, které jsou v dokumentu, a kde se mají vytisknout.</text:p>
        </text:list-item>
      </text:list>
      <text:p text:style-name="P6">Některé volby nemusí být vždy k dispozici. Například, pokud dokument neobsahuje žádné komentáře, volba Tisk - Komentáře není aktivní.</text:p>
      <text:p text:style-name="P24"><draw:frame draw:style-name="fr1" draw:name="Frame4" text:anchor-type="as-char" svg:width="4.7661in" draw:z-index="7"><draw:text-box fo:min-height="1.5055in"><text:p text:style-name="Caption"><draw:frame draw:style-name="fr7" draw:name="Image14" text:anchor-type="as-char" svg:width="4.7244in" svg:height="1.248in" draw:z-index="8"><draw:image xlink:href="Pictures/100002010000021700000083E95C07A05954F27C.png" xlink:type="simple" xlink:show="embed" xlink:actuate="onLoad"/></draw:frame></text:p><text:p text:style-name="Caption">Obrázek <text:sequence text:ref-name="refFigure1" text:name="Figure" text:formula="ooow:Figure+1" style:num-format="1">2 </text:sequence>: Volba, zda a kdy chceme vytisknout komentáře</text:p></draw:text-box></draw:frame></text:p>
      <text:p text:style-name="P6">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6">On the Options tab of the Print dialog (Figure <text:sequence-ref text:reference-format="value" text:ref-name="refFigure2">3</text:sequence-ref>), the last item, <text:span text:style-name="LOEmphasis">Use only paper tray from printer preference</text:span>, is not available in Calc.</text:p>
      <text:p text:style-name="P24"><draw:frame draw:style-name="fr1" draw:name="Frame5" text:anchor-type="as-char" svg:width="5.1181in" draw:z-index="10"><draw:text-box fo:min-height="1.7681in"><text:p text:style-name="Caption"><draw:frame draw:style-name="fr8" draw:name="Image16" text:anchor-type="as-char" svg:width="5.1181in" style:rel-width="100%" svg:height="1.7681in" style:rel-height="scale" draw:z-index="11"><draw:image xlink:href="Pictures/1000020100000217000000B97EC20EC6628F6E11.png" xlink:type="simple" xlink:show="embed" xlink:actuate="onLoad"/></draw:frame></text:p><text:p text:style-name="Caption">Obrázek <text:sequence text:ref-name="refFigure2" text:name="Figure" text:formula="ooow:Figure+1" style:num-format="1">3 </text:sequence>: Obecné možnosti tisku</text:p></draw:text-box></draw:frame></text:p>
      <text:h text:style-name="P42" text:outline-level="2"><text:bookmark-start text:name="__RefHeading__8511_1712854287"/><text:soft-page-break/>Tisk &lt;i0 /&gt; více stran na jeden list papíru<text:alphabetical-index-mark text:string-value="více stran na list" text:key1="tisk"/><text:bookmark-end text:name="__RefHeading__8511_1712854287"/></text:h>
      <text:p text:style-name="P30">Na jeden list papíru můžeme tisknout více stránek dokumentu. Provedeme to následovně:</text:p>
      <text:list xml:id="list5914917868788607105" text:style-name="Numbering_20_1">
        <text:list-item text:start-value="1">
          <text:p text:style-name="P59">In the Print dialog, select the Page Layout tab (Figure <text:sequence-ref text:reference-format="value" text:ref-name="refFigure3">4</text:sequence-ref>).</text:p>
        </text:list-item>
      </text:list>
      <text:p text:style-name="P24"><draw:frame draw:style-name="fr1" draw:name="Frame1" text:anchor-type="as-char" svg:width="6.6929in" draw:z-index="13"><draw:text-box fo:min-height="4.5972in"><text:p text:style-name="Caption"><draw:frame draw:style-name="fr6" draw:name="Image3" text:anchor-type="as-char" svg:width="6.6929in" style:rel-width="100%" svg:height="4.352in" style:rel-height="scale" draw:z-index="14"><draw:image xlink:href="Pictures/100002010000031B000002050C946D71CFECAF10.png" xlink:type="simple" xlink:show="embed" xlink:actuate="onLoad"/></draw:frame></text:p><text:p text:style-name="Caption">Obrázek <text:sequence text:ref-name="refFigure3" text:name="Figure" text:formula="ooow:Figure+1" style:num-format="1">4 </text:sequence>: Tisk více stran na jeden list papíru</text:p></draw:text-box></draw:frame></text:p>
      <text:list xml:id="list84636936666429" text:continue-numbering="true" text:style-name="Numbering_20_1">
        <text:list-item>
          <text:p text:style-name="Numbering_20_1">In the <text:span text:style-name="LOEmphasis">Layout</text:span> section, select from the drop-down list the number of pages to print per sheet. Náhled na levé straně dialogového okna Tisk ukazuje, jak bude tištěný dokument vypadat.</text:p>
        </text:list-item>
      </text:list>
      <text:p text:style-name="P11">When printing more than 2 pages per sheet, you can choose the order in which they are printed across and down the paper.</text:p>
      <text:p text:style-name="P24"><draw:frame draw:style-name="fr9" draw:name="Image17" text:anchor-type="as-char" svg:width="4.7244in" svg:height="1.8071in" draw:z-index="16"><draw:image xlink:href="Pictures/1000020100000217000000CEBC0DAFD96C77683A.png" xlink:type="simple" xlink:show="embed" xlink:actuate="onLoad"/></draw:frame></text:p>
      <text:list xml:id="list84638922965013" text:continue-numbering="true" text:style-name="Numbering_20_1">
        <text:list-item>
          <text:p text:style-name="Numbering_20_1">V části <text:span text:style-name="LOEmphasis">Strany stránek</text:span> zvolíme, zda chceme tisknout všechny stránky nebo jen některé stránky. Click the <text:span text:style-name="LOMenuPath">OK</text:span> button.</text:p>
        </text:list-item>
      </text:list>
      <text:list xml:id="list364485181473312258" text:style-name="Heading_20_Tip">
        <text:list-item>
          <text:p text:style-name="Heading_20_Tip">Tip</text:p>
        </text:list-item>
      </text:list>
      <text:p text:style-name="P12">Pokud chceme v programu Writer na list papíru tisknout „protilehlé strany“ (rozložení knihy), tisk spustíme z okna Náhled před tiskem namísto okna Tisk. Více najdeme na straně <text:bookmark-ref text:reference-format="page" text:ref-name="__RefHeading__8515_1712854287">12</text:bookmark-ref>.</text:p>
      <text:h text:style-name="P42" text:outline-level="2"><text:bookmark-start text:name="__RefHeading__74168_1365249792"/><text:soft-page-break/><text:alphabetical-index-mark text:string-value="vybrat, co tisknout" text:key1="tisk"/>Volba stran / listů / snímků na tisk<text:bookmark-end text:name="__RefHeading__74168_1365249792"/></text:h>
      <text:p text:style-name="P6">Kromě tisku celého dokumentu můžeme zvolit i tisk jednotlivých stran / listů / snímků, jakož i rozsahy stran / listů / snímků nebo výběr z dokumentu. The details vary slightly between Writer, Calc, Draw, and Impress, as described in this section.</text:p>
      <text:h text:style-name="P67" text:outline-level="3"><text:bookmark-start text:name="__RefHeading__8519_1712854287"/><text:alphabetical-index-mark-start text:id="IMark140504805631272" text:key1="printing"/>Writer<text:bookmark-end text:name="__RefHeading__8519_1712854287"/><text:alphabetical-index-mark-end text:id="IMark140504805631272"/></text:h>
      <text:p text:style-name="P30">Tisk jedné strany:</text:p>
      <text:list xml:id="list84637399574958" text:continue-list="list84638922965013"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dialogovém okně Tisk zvolíme stranu, kterou chceme vytisknout.</text:p>
        </text:list-item>
      </text:list>
      <text:list xml:id="list8750728085873544271" text:style-name="Numbering_20_2">
        <text:list-item>
          <text:p text:style-name="P57">In the <text:span text:style-name="LOEmphasis">Range and copies</text:span> section of the General page, select the <text:span text:style-name="LOMenuPath">Pages</text:span> option. Ve vstupním textovém poli se zobrazí číslo aktuální strany.</text:p>
        </text:list-item>
        <text:list-item>
          <text:p text:style-name="P57">Zadáme číslo strany, kterou chceme vytisknout. Náhled v levé části se změní na zvolenou stranu.</text:p>
        </text:list-item>
      </text:list>
      <text:list xml:id="list84636966756258" text:continue-list="list84637399574958" text:style-name="Numbering_20_1">
        <text:list-item>
          <text:p text:style-name="P63">Klepneme na <text:span text:style-name="LOMenuPath">OK</text:span>.</text:p>
        </text:list-item>
      </text:list>
      <text:p text:style-name="P30">Tisk rozsahu stran:</text:p>
      <text:list xml:id="list84637195095973" text:continue-list="list84636966756258"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dialogovém okně Tisk zvolíme rozsah stránek, který chceme vytisknout.</text:p>
        </text:list-item>
      </text:list>
      <text:list xml:id="list84637874343751" text:continue-list="list8750728085873544271" text:style-name="Numbering_20_2">
        <text:list-item text:start-value="1">
          <text:p text:style-name="P57">In the <text:span text:style-name="LOEmphasis">Range and copies</text:span> section of the General page, select the <text:span text:style-name="LOMenuPath">Pages</text:span> option.</text:p>
        </text:list-item>
        <text:list-item>
          <text:p text:style-name="P57">Zadáme pořadová čísla stran na tisk (například 1-4 nebo 1,3,7,11).</text:p>
        </text:list-item>
      </text:list>
      <text:list xml:id="list84637181500116" text:continue-list="list84637195095973" text:style-name="Numbering_20_1">
        <text:list-item>
          <text:p text:style-name="P63">Klepneme na <text:span text:style-name="LOMenuPath">OK</text:span>.</text:p>
        </text:list-item>
      </text:list>
      <text:p text:style-name="P30">Tisk vybraného textu:</text:p>
      <text:list xml:id="list84638362263911" text:continue-list="list84637181500116" text:style-name="Numbering_20_1">
        <text:list-item text:start-value="1">
          <text:p text:style-name="Numbering_20_1">V dokumentu vyznačíme materiál (text a grafika) na tisk.</text:p>
        </text:list-item>
        <text:list-item>
          <text:p text:style-name="Numbering_20_1">V hlavní nabídce zvolíme <text:span text:style-name="LOMenuPath">Soubor &gt; Tisk</text:span> nebo stiskneme <text:span text:style-name="LOKeystroke">Ctrl+P</text:span>.</text:p>
        </text:list-item>
        <text:list-item>
          <text:p text:style-name="Numbering_20_1">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4">5</text:sequence-ref>.</text:p>
        </text:list-item>
        <text:list-item>
          <text:p text:style-name="Numbering_20_1">Klepneme na <text:span text:style-name="LOMenuPath">OK</text:span>.</text:p>
        </text:list-item>
      </text:list>
      <text:p text:style-name="P24"><draw:frame draw:style-name="fr1" draw:name="Frame3" text:anchor-type="as-char" svg:width="6.2992in" draw:z-index="17"><draw:text-box fo:min-height="3.5827in"><text:p text:style-name="Caption"><draw:frame draw:style-name="fr10" draw:name="Image5" text:anchor-type="as-char" svg:width="6.2992in" style:rel-width="100%" svg:height="3.5827in" style:rel-height="scale" draw:z-index="18"><draw:image xlink:href="Pictures/100000000000041200000251D6A245AFC37AD511.png" xlink:type="simple" xlink:show="embed" xlink:actuate="onLoad"/></draw:frame></text:p><text:p text:style-name="Caption">Obrázek <text:sequence text:ref-name="refFigure4" text:name="Figure" text:formula="ooow:Figure+1" style:num-format="1">5 </text:sequence>: Tisk vybrané části textu</text:p></draw:text-box></draw:frame></text:p>
      <text:h text:style-name="P65" text:outline-level="3"><text:bookmark-start text:name="__RefHeading__8521_1712854287"/><text:soft-page-break/><text:alphabetical-index-mark-start text:id="IMark140504805623648" text:key1="printing"/>Calc<text:bookmark-end text:name="__RefHeading__8521_1712854287"/><text:alphabetical-index-mark-end text:id="IMark140504805623648"/></text:h>
      <text:p text:style-name="P6">Na tisk můžeme vybrat jednotlivé listy, několik listů a výběr buněk.</text:p>
      <text:p text:style-name="P24"><draw:frame draw:style-name="fr2" draw:name="Frame8" text:anchor-type="as-char" svg:width="4.7799in" draw:z-index="19"><draw:text-box fo:min-height="2.2346in"><text:p text:style-name="Caption"><draw:frame draw:style-name="fr7" draw:name="Image18" text:anchor-type="as-char" svg:width="4.7799in" svg:height="2.011in" draw:z-index="29"><draw:image xlink:href="Pictures/1000020100000217000000E6D0317CF676FCE105.png" xlink:type="simple" xlink:show="embed" xlink:actuate="onLoad"/></draw:frame></text:p><text:p text:style-name="Caption">Obrázek <text:sequence text:ref-name="refFigure5" text:name="Figure" text:formula="ooow:Figure+1" style:num-format="1">6 </text:sequence>: Výběr, co se bude v Calcu tisknout</text:p></draw:text-box></draw:frame></text:p>
      <text:p text:style-name="P30">Tisk jednotlivých listů:</text:p>
      <text:list xml:id="list8771307764310212878" text:style-name="L1">
        <text:list-item text:start-value="1">
          <text:p text:style-name="P61">V okně programu Calc kliknutím na záložku vybereme list, který chceme vytisknout.</text:p>
        </text:list-item>
        <text:list-item>
          <text:p text:style-name="P61">V hlavní nabídce zvolíme <text:span text:style-name="LOMenuPath">Soubor &gt; Tisk</text:span> nebo stiskneme <text:span text:style-name="LOKeystroke">Ctrl+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Klepneme na <text:span text:style-name="LOMenuPath">OK</text:span>.</text:p>
        </text:list-item>
      </text:list>
      <text:p text:style-name="P30">Tisk výběru listů:</text:p>
      <text:list xml:id="list84637307487902" text:continue-list="list8771307764310212878" text:style-name="L1">
        <text:list-item text:start-value="1">
          <text:p text:style-name="P61">V programu Calc vybereme listy na tisk.</text:p>
        </text:list-item>
      </text:list>
      <text:list xml:id="list84638823072706" text:continue-list="list84637874343751" text:style-name="Numbering_20_2">
        <text:list-item text:start-value="1">
          <text:p text:style-name="P57">Vybereme první list.</text:p>
        </text:list-item>
        <text:list-item>
          <text:p text:style-name="P57">Přidržíme klávesu <text:span text:style-name="LOKeystroke">Ctrl</text:span>.</text:p>
        </text:list-item>
        <text:list-item>
          <text:p text:style-name="P57">Klikneme  na záložky dalších listů.</text:p>
        </text:list-item>
        <text:list-item>
          <text:p text:style-name="P57">Když jsou vybrány všechny požadované archy, uvolníme klávesu <text:span text:style-name="LOKeystroke">Ctrl</text:span>.</text:p>
        </text:list-item>
      </text:list>
      <text:list xml:id="list84637075860511" text:continue-list="list84637307487902" text:style-name="L1">
        <text:list-item>
          <text:p text:style-name="P61">V hlavní nabídce zvolíme <text:span text:style-name="LOMenuPath">Soubor &gt; Tisk</text:span> nebo stiskneme <text:span text:style-name="LOKeystroke">Ctrl+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Klepneme na <text:span text:style-name="LOMenuPath">OK</text:span>.</text:p>
        </text:list-item>
      </text:list>
      <text:p text:style-name="P30">Tisk výběru buněk:</text:p>
      <text:list xml:id="list84637751349945" text:continue-list="list84638362263911" text:style-name="Numbering_20_1">
        <text:list-item text:start-value="1">
          <text:p text:style-name="P62">V dokumentu vybereme oblast buněk, kterou chceme vytisknout.</text:p>
        </text:list-item>
        <text:list-item>
          <text:p text:style-name="P62">V hlavní nabídce zvolíme <text:span text:style-name="LOMenuPath">Soubor &gt; Tisk</text:span> nebo stiskneme <text:span text:style-name="LOKeystroke">Ctrl+P</text:span>.</text:p>
        </text:list-item>
        <text:list-item>
          <text:p text:style-name="P62">V části <text:span text:style-name="LOEmphasis">Rozsah a kopie</text:span> na kartě Obecné dialogového okna Tisk zvolíme možnost <text:span text:style-name="LOEmphasis">Vybrané buňky</text:span>.</text:p>
        </text:list-item>
        <text:list-item>
          <text:p text:style-name="P62">Klepneme na <text:span text:style-name="LOMenuPath">OK</text:span>.</text:p>
        </text:list-item>
      </text:list>
      <text:list xml:id="list363320643538630885" text:style-name="Heading_20_Caution">
        <text:list-item>
          <text:p text:style-name="Heading_20_Caution">Upozornění</text:p>
        </text:list-item>
      </text:list>
      <text:p text:style-name="P12">Po dokončení tisku je třeba zrušit výběr listů. Pokud bychom je ponechali jako vybrané, při následujícím zadávání údajů do jednoho listu by se tyto údaje vkládaly do všech vybraných listů. To nemusí být to, co chceme.</text:p>
      <text:h text:style-name="P65" text:outline-level="3"><text:bookmark-start text:name="__RefHeading__8523_1712854287"/><text:alphabetical-index-mark text:string-value="Impress a  Draw" text:key1="tisk"/>Impress a  Draw<text:bookmark-end text:name="__RefHeading__8523_1712854287"/></text:h>
      <text:p text:style-name="P6">Na tisk můžeme vybrat jednotlivé snímky, rozsahy snímků nebo výběry snímků.</text:p>
      <text:p text:style-name="P24"><text:soft-page-break/><draw:frame draw:style-name="fr3" draw:name="Frame21" text:anchor-type="as-char" svg:width="4.661in" draw:z-index="30"><draw:text-box fo:min-height="2.3972in"><text:p text:style-name="Caption"><draw:frame draw:style-name="fr10" draw:name="Image20" text:anchor-type="as-char" svg:width="4.661in" style:rel-width="100%" svg:height="2.1437in" style:rel-height="scale" draw:z-index="31"><draw:image xlink:href="Pictures/1000020100000217000000F7A89965ADAF60E329.png" xlink:type="simple" xlink:show="embed" xlink:actuate="onLoad"/></draw:frame></text:p><text:p text:style-name="Caption">Obrázek <text:sequence text:ref-name="refFigure6" text:name="Figure" text:formula="ooow:Figure+1" style:num-format="1">7 </text:sequence>: Výběr, co se bude tisknout v Draw a Impress</text:p></draw:text-box></draw:frame></text:p>
      <text:p text:style-name="P30">Tisk jednotlivého snímmku:</text:p>
      <text:list xml:id="list84637587652879" text:continue-list="list84637751349945"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ybereme snímek, který chceme vytisknout.</text:p>
        </text:list-item>
      </text:list>
      <text:list xml:id="list84638584516545" text:continue-list="list84638823072706"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číslo snímku, kterýchceme vytisknout.</text:p>
        </text:list-item>
      </text:list>
      <text:list xml:id="list84637969337781" text:continue-list="list84637587652879" text:style-name="Numbering_20_1">
        <text:list-item>
          <text:p text:style-name="Numbering_20_1">Klepneme na <text:span text:style-name="LOMenuPath">OK</text:span>.</text:p>
        </text:list-item>
      </text:list>
      <text:p text:style-name="P30">Tisk rozsahu snímků:</text:p>
      <text:list xml:id="list84638339617687" text:continue-list="list84637969337781"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ybereme snímky, které chceme vytisknout.</text:p>
        </text:list-item>
      </text:list>
      <text:list xml:id="list84637463886747" text:continue-list="list84638584516545"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pořadová čísla snímků k tisku (například 1-4 nebo 1,3,7,11).</text:p>
        </text:list-item>
      </text:list>
      <text:list xml:id="list84637695994371" text:continue-list="list84638339617687" text:style-name="Numbering_20_1">
        <text:list-item>
          <text:p text:style-name="Numbering_20_1">Klepneme na <text:span text:style-name="LOMenuPath">OK</text:span>.</text:p>
        </text:list-item>
      </text:list>
      <text:p text:style-name="P30">Tisk výběru ze snímku nebo výběru z několika snímků:</text:p>
      <text:list xml:id="list84638315170758" text:continue-list="list84637695994371" text:style-name="Numbering_20_1">
        <text:list-item text:start-value="1">
          <text:p text:style-name="P62">V dokumentu vybereme část snímku na tisk.</text:p>
        </text:list-item>
        <text:list-item>
          <text:p text:style-name="P62">V hlavní nabídce zvolíme <text:span text:style-name="LOMenuPath">Soubor &gt; Tisk</text:span> nebo stiskneme <text:span text:style-name="LOKeystroke">Ctrl+P</text:span>.</text:p>
        </text:list-item>
        <text:list-item>
          <text:p text:style-name="P62">Select the <text:span text:style-name="LOMenuPath">Selection</text:span> option in the <text:span text:style-name="LOEmphasis">Range and copies</text:span> section of the Print dialog.</text:p>
        </text:list-item>
        <text:list-item>
          <text:p text:style-name="Numbering_20_1">Klepneme na <text:span text:style-name="LOMenuPath">OK</text:span>.</text:p>
        </text:list-item>
      </text:list>
      <text:h text:style-name="P42" text:outline-level="2"><text:bookmark-start text:name="__RefHeading__8525_1712854287"/><text:alphabetical-index-mark text:string-value="podklady" text:key1="tisk"/>Tisk podkladů, &lt;i0 /&gt; poznámek nebo osnovy v aplikaci Impress<text:alphabetical-index-mark text:string-value="poznámky (Impress)" text:key1="tisk"/><text:bookmark-end text:name="__RefHeading__8525_1712854287"/></text:h>
      <text:p text:style-name="P6"><text:span text:style-name="LOEmphasis"> Podklady </text:span>: na stranu můžeme vytisknout jednu až devět snímků ve zmenšené velikosti. Snímky lze tisknout horizontálně (orientace na šířku) nebo svisle (orientace na výšku).</text:p>
      <text:p text:style-name="P6"><text:span text:style-name="LOEmphasis"> Poznámky </text:span>: na stranu vytiskneme jeden snímek s poznámkami, zadanými pro snímek v náhledu Poznámky.</text:p>
      <text:p text:style-name="P6"><text:span text:style-name="LOEmphasis"> Osnova </text:span>: vytiskne název a nadpisy jednotlivých snímků ve formátu osnovy.</text:p>
      <text:p text:style-name="P30">Tisk podkladů, poznámek nebo osnovy:</text:p>
      <text:list xml:id="list84637506181754" text:continue-list="list84638315170758"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části Tisk v okně Tisk zvolíme požadovanou možnost.</text:p>
        </text:list-item>
        <text:list-item>
          <text:p text:style-name="Numbering_20_1">V případě tisku podkladů můžeme zvolit, kolik snímků se má na jednu stranu tisknout av jakém pořadí mají být vytištěny.</text:p>
        </text:list-item>
        <text:list-item>
          <text:p text:style-name="Numbering_20_1">Klepneme na <text:span text:style-name="LOMenuPath">OK</text:span>.</text:p>
        </text:list-item>
      </text:list>
      <text:p text:style-name="P24"><text:soft-page-break/><draw:frame draw:style-name="fr11" draw:name="Image21" text:anchor-type="as-char" svg:y="0in" svg:width="5.1181in" svg:height="2.2201in" draw:z-index="32"><draw:image xlink:href="Pictures/1000020100000217000000FC473E0BF24F17CC22.png" xlink:type="simple" xlink:show="embed" xlink:actuate="onLoad"/></draw:frame></text:p>
      <text:h text:style-name="P42" text:outline-level="2"><text:bookmark-start text:name="__RefHeading__11351_1712854287"/><text:reference-mark-start text:name="printing a brochure"/>Tisk příručky<text:bookmark-end text:name="__RefHeading__11351_1712854287"/><text:reference-mark-end text:name="printing a brochure"/></text:h>
      <text:p text:style-name="P6">V aplikacích Writer, Impress a Draw můžeme vytisknout dokument po dvou stránkách na každé straně listu papíru, a to tak, že když je po vytištění přeložíme na polovinu, stránky jsou ve správném pořadí &lt;i0 /&gt; a &lt;i1 /&gt; &lt;i2 /&gt; tvoří příručku nebo &lt;i3 /&gt; brožuru.<text:alphabetical-index-mark text:string-value="příručka" text:key1="tisk"/><text:alphabetical-index-mark text:string-value="brožura" text:key1="tisk"/><text:alphabetical-index-mark text:string-value="tisk příručky"/><text:alphabetical-index-mark text:string-value="tisk brožury"/></text:p>
      <text:list xml:id="list84637578942464" text:continue-list="list364485181473312258" text:style-name="Heading_20_Tip">
        <text:list-item>
          <text:p text:style-name="Heading_20_Tip">Tip</text:p>
        </text:list-item>
      </text:list>
      <text:p text:style-name="P12">Dokument naplánujeme tak, aby vypadal dobře při tisku s poloviční velikostí, t. j. zvolíme vhodné okraje, velikost písma, atd. Možná budete muset experimentovat.</text:p>
      <text:p text:style-name="P30">Pokud chceme brožuru vytisknout na tiskárně s jednostranným tiskem:</text:p>
      <text:list xml:id="list84638325477667" text:continue-list="list84637506181754"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okně Tisk klikneme na tlačítko <text:span text:style-name="LOMenuPath">Vlastnosti</text:span>.</text:p>
        </text:list-item>
        <text:list-item>
          <text:p text:style-name="Numbering_20_1">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Numbering_20_1">V něm přejdeme na kartu <text:span text:style-name="LOEmphasis">Rozložení stránky</text:span>.</text:p>
        </text:list-item>
        <text:list-item>
          <text:p text:style-name="Numbering_20_1">Zvolíme možnost <text:span text:style-name="LOMenuPath">Brožura</text:span>.</text:p>
        </text:list-item>
        <text:list-item>
          <text:p text:style-name="Numbering_20_1">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4"><draw:frame draw:style-name="fr1" draw:name="Frame9" text:anchor-type="as-char" svg:width="4.7244in" draw:z-index="33"><draw:text-box fo:min-height="2.8661in"><text:p text:style-name="Caption"><draw:frame draw:style-name="fr10" draw:name="Image6" text:anchor-type="as-char" svg:width="4.7244in" style:rel-width="100%" svg:height="2.8661in" style:rel-height="scale" draw:z-index="35"><draw:image xlink:href="Pictures/10000201000002170000014EE37A53EC25243827.png" xlink:type="simple" xlink:show="embed" xlink:actuate="onLoad"/></draw:frame></text:p><text:p text:style-name="Caption">Obrázek <text:sequence text:ref-name="refFigure7" text:name="Figure" text:formula="ooow:Figure+1" style:num-format="1">8 </text:sequence>: Výběr stran k tisku</text:p></draw:text-box></draw:frame></text:p>
      <text:list xml:id="list84638913154604" text:continue-numbering="true" text:style-name="Numbering_20_1">
        <text:list-item>
          <text:p text:style-name="Numbering_20_1"><text:soft-page-break/>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Numbering_20_1">On the Print dialog, in the Page sides section, select the <text:span text:style-name="LOMenuPath">Front sides / right pages</text:span> option from the Include drop-down box. Click <text:span text:style-name="LOMenuPath">OK</text:span>.</text:p>
        </text:list-item>
      </text:list>
      <text:list xml:id="list84638721844407" text:continue-list="list84637578942464" text:style-name="Heading_20_Tip">
        <text:list-item>
          <text:p text:style-name="P56">Tip</text:p>
        </text:list-item>
      </text:list>
      <text:p text:style-name="P12">If your printer can print double-sided automatically, choose <text:span text:style-name="LOMenuPath">All pages</text:span>.</text:p>
      <text:h text:style-name="P42" text:outline-level="2"><text:bookmark-start text:name="__RefHeading__19566_697337876"/><text:alphabetical-index-mark text:string-value="obálky, etikety, vizitky" text:key1="tisk"/>Tisk &lt;I0 /&gt; &lt;i1 /&gt; obálek, etiket a vizitek<text:alphabetical-index-mark text:string-value="Tisk obálek"/><text:alphabetical-index-mark text:string-value="tisk" text:key1="obálka"/><text:bookmark-end text:name="__RefHeading__19566_697337876"/></text:h>
      <text:p text:style-name="P6">Tisk obálek, etiket a vizitek v programu Writer zahrnuje dva kroky: nastavení a tisk.</text:p>
      <text:p text:style-name="P30">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P62">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42" text:outline-level="2"><text:bookmark-start text:name="__RefHeading__18349_1712854287"/>Černobílý &lt;i0 /&gt; tisk (na barevné tiskárně)<text:alphabetical-index-mark text:string-value="černobílý tisk na barevné tiskárně" text:key1="tisk"/><text:bookmark-end text:name="__RefHeading__18349_1712854287"/></text:h>
      <text:p text:style-name="P6">Někdy můžeme chtít tisknout dokumenty černobíle na barevné tiskárně. K dispozici máme několik možností. Některé barevné tiskárny však mohou tisknout barevně bez ohledu na nastavení, které zvolíme.</text:p>
      <text:p text:style-name="P30">Změňte nastavení tiskárny na černobílý tisk nebo tisk v odstínech šedi:</text:p>
      <text:list xml:id="list84637381722368" text:continue-list="list84638913154604" text:style-name="Numbering_20_1">
        <text:list-item text:start-value="1">
          <text:p text:style-name="Numbering_20_1">V hlavní nabídce zvolíme <text:span text:style-name="LOMenuPath">Soubor &gt; Tisk</text:span> nebo stiskneme <text:span text:style-name="LOKeystroke">Ctrl+P</text:span> k otevření tiskového dialogu.</text:p>
        </text:list-item>
        <text:list-item>
          <text:p text:style-name="P62">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Volby pro barvu mohou zahrnovat <text:span text:style-name="LOEmphasis">Černobílý</text:span> nebo <text:span text:style-name="LOEmphasis">Odstíny šedi</text:span>. Zvolíme požadované nastavení.</text:p>
        </text:list-item>
        <text:list-item>
          <text:p text:style-name="P62">Kliknutím na tlačítko <text:span text:style-name="LOMenuPath">OK</text:span> nastavení potvrdíme a vrátíme se do okna Tisk.</text:p>
        </text:list-item>
        <text:list-item>
          <text:p text:style-name="P62">Click <text:span text:style-name="LOMenuPath">OK</text:span> to print the document.</text:p>
        </text:list-item>
      </text:list>
      <text:list xml:id="list84637758897286" text:continue-list="list84638721844407" text:style-name="Heading_20_Tip">
        <text:list-item>
          <text:p text:style-name="Heading_20_Tip">Tip</text:p>
        </text:list-item>
      </text:list>
      <text:p text:style-name="P12"><text:alphabetical-index-mark text:string-value="odstíny šedé na barevné tiskárně" text:key1="tisk"/>Grayscale is better if you have any graphics in the document.</text:p>
      <text:p text:style-name="P30">Nastavení LibreOffice na tisk barevného textu a grafiky v odstínech šedi uděláme následovně:</text:p>
      <text:list xml:id="list1910802634" text:style-name="Numbering_20_1">
        <text:list-item text:start-value="1">
          <text:p text:style-name="P62">Zvolíme <text:span text:style-name="LOMenuPath">Nástroje &gt; Možnosti &gt; LibreOffice &gt; Tisk</text:span>.</text:p>
        </text:list-item>
        <text:list-item>
          <text:p text:style-name="P62">Vybereme možnost <text:span text:style-name="LOMenuPath">Převést barvy na odstíny šedé</text:span>. Kliknutím na tlačítko <text:span text:style-name="LOMenuPath">OK</text:span> uložíme změnu.</text:p>
        </text:list-item>
        <text:list-item>
          <text:p text:style-name="Numbering_20_1">Otevřeme tiskový dialog <text:span text:style-name="LOMenuPath">Soubor &gt; Tisk</text:span> nebo stiskneme <text:span text:style-name="LOKeystroke">Ctrl+P</text:span>.</text:p>
        </text:list-item>
        <text:list-item>
          <text:p text:style-name="P62">Click <text:span text:style-name="LOMenuPath">OK</text:span> to print the document.</text:p>
        </text:list-item>
      </text:list>
      <text:p text:style-name="P30">Nastavení LibreOffice Writer (nebo Calc, Draw) na tisk barevného textu v černé a grafiky v odstínech šedi uděláme následovně:</text:p>
      <text:list xml:id="list151952755" text:style-name="Numbering_20_1">
        <text:list-item text:start-value="1">
          <text:p text:style-name="P62">Zvolíme <text:span text:style-name="LOMenuPath">Nástroje &gt; Možnosti &gt; LibreOffice Writer &gt; Tisk</text:span>.</text:p>
        </text:list-item>
        <text:list-item>
          <text:p text:style-name="P62">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Numbering_20_1">V hlavní nabídce zvolíme <text:span text:style-name="LOMenuPath">Soubor &gt; Tisk</text:span> nebo stiskneme <text:span text:style-name="LOKeystroke">Ctrl+P</text:span>.</text:p>
        </text:list-item>
        <text:list-item>
          <text:p text:style-name="Numbering_20_1">Click <text:span text:style-name="LOMenuPath">OK</text:span> to print the document.</text:p>
        </text:list-item>
      </text:list>
      <text:h text:style-name="P42" text:outline-level="2"><text:bookmark-start text:name="__RefHeading__18351_1712854287"/><text:soft-page-break/>Náhled stran / listů před tiskem<text:bookmark-end text:name="__RefHeading__18351_1712854287"/></text:h>
      <text:p text:style-name="P6">V aplikacích Writer a Calc můžeme využít náhled na zobrazení, jak bude dokument vytištěn. K dispozici jsou různé možnosti zobrazení.</text:p>
      <text:h text:style-name="P65" text:outline-level="3"><text:bookmark-start text:name="__RefHeading__8515_1712854287"/><text:alphabetical-index-mark-start text:id="IMark140504805624416" text:key1="print preview"/>Writer<text:bookmark-end text:name="__RefHeading__8515_1712854287"/><text:alphabetical-index-mark-end text:id="IMark140504805624416"/></text:h>
      <text:p text:style-name="P30">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84638290062526" text:continue-list="list5107748238015654886" text:style-name="List_20_1">
        <text:list-item>
          <text:p text:style-name="P46">View Layout (editable view): use the Facing Pages (Book view) button on the status bar.</text:p>
        </text:list-item>
      </text:list>
      <text:p text:style-name="P24"><draw:frame draw:style-name="fr12" draw:name="Image2" text:anchor-type="as-char" svg:width="3.7909in" svg:height="0.361in" draw:z-index="5"><draw:image xlink:href="Pictures/10000201000001110000001AE7398F390CC2F82A.png" xlink:type="simple" xlink:show="embed" xlink:actuate="onLoad"/></draw:frame></text:p>
      <text:list xml:id="list1191425822" text:style-name="List_20_1">
        <text:list-item>
          <text:p text:style-name="P46">Print Preview (read-only view).</text:p>
        </text:list-item>
      </text:list>
      <text:p text:style-name="P35">To use Print Preview:</text:p>
      <text:list xml:id="list1693431524" text:style-name="Numbering_20_1">
        <text:list-item text:start-value="1">
          <text:p text:style-name="P62">Choose <text:span text:style-name="LOMenuPath">File &gt; Print Preview</text:span>, click the <text:span text:style-name="LOMenuPath">Print Preview</text:span> button (<draw:frame draw:style-name="fr5" draw:name="Image7" text:anchor-type="as-char" svg:y="-0.1902in" svg:width="0.2701in" svg:height="0.2701in" draw:z-index="12"><draw:image xlink:href="Pictures/100000000000001A0000001A29E62B73B441D269.png" xlink:type="simple" xlink:show="embed" xlink:actuate="onLoad"/></draw:frame>) on the Standard toolbar or press <text:span text:style-name="LOKeystroke">Ctrl+Shift+O</text:span>.</text:p>
        </text:list-item>
      </text:list>
      <text:p text:style-name="P11">Writer now displays the <text:span text:style-name="LOMenuPath">Print Preview</text:span> toolbar instead of the Formatting toolbar.</text:p>
      <text:p text:style-name="P24"><draw:frame draw:style-name="fr1" draw:name="Frame7" text:anchor-type="as-char" svg:width="5.9055in" draw:z-index="20"><draw:text-box fo:min-height="0.3626in"><text:p text:style-name="Caption"><draw:frame draw:style-name="fr6" draw:name="Image8" text:anchor-type="as-char" svg:width="5.9055in" style:rel-width="100%" svg:height="0.3626in" style:rel-height="scale" draw:z-index="21"><draw:image xlink:href="Pictures/100002010000020C000000216ED6E1C2E6348060.png" xlink:type="simple" xlink:show="embed" xlink:actuate="onLoad"/></draw:frame></text:p><text:p text:style-name="Caption">Figure <text:sequence text:ref-name="refFigure8" text:name="Figure" text:formula="ooow:Figure+1" style:num-format="1">9</text:sequence>: Print Preview toolbar (Writer)</text:p></draw:text-box></draw:frame></text:p>
      <text:list xml:id="list84637092140420" text:continue-numbering="true" text:style-name="Numbering_20_1">
        <text:list-item>
          <text:p text:style-name="Numbering_20_1">Select the required preview icon: <text:span text:style-name="LOMenuPath">Two Pages</text:span> (<text:span text:style-name="T23"><draw:frame draw:style-name="fr13" draw:name="Image9" text:anchor-type="as-char" svg:y="-0.1874in" svg:width="0.2799in" svg:height="0.3in" draw:z-index="22"><draw:image xlink:href="Pictures/100000000000001B0000001D11ACB78ADB175576.png" xlink:type="simple" xlink:show="embed" xlink:actuate="onLoad"/></draw:frame></text:span>), <text:span text:style-name="LOMenuPath">Multiple Pages</text:span> (<draw:frame draw:style-name="fr13" draw:name="Image10" text:anchor-type="as-char" svg:y="-0.1874in" svg:width="0.4098in" svg:height="0.3in" draw:z-index="23"><draw:image xlink:href="Pictures/10000000000000270000001D160F923938FC6618.png" xlink:type="simple" xlink:show="embed" xlink:actuate="onLoad"/></draw:frame>) or <text:alphabetical-index-mark text:string-value="náhled knihy"/><text:span text:style-name="LOMenuPath">Book Preview (</text:span><text:span text:style-name="LOMenuPath"><draw:frame draw:style-name="fr13" draw:name="graphics23" text:anchor-type="as-char" svg:y="-0.1874in" svg:width="0.2799in" svg:height="0.3in" draw:z-index="24"><draw:image xlink:href="Pictures/100000000000001B0000001D6FF92AD2FB9D78F5.png" xlink:type="simple" xlink:show="embed" xlink:actuate="onLoad"/></draw:frame></text:span><text:span text:style-name="LOMenuPath">).</text:span></text:p>
        </text:list-item>
        <text:list-item>
          <text:p text:style-name="Numbering_20_1">To print the document from this view, click the <text:span text:style-name="LOMenuPath">Print </text:span>icon (<text:span text:style-name="T23"><draw:frame draw:style-name="fr13" draw:name="Image11" text:anchor-type="as-char" svg:y="-0.1874in" svg:width="0.25in" svg:height="0.2709in" draw:z-index="25"><draw:image xlink:href="Pictures/10000000000000180000001AE426064C02726793.png" xlink:type="simple" xlink:show="embed" xlink:actuate="onLoad"/></draw:frame></text:span>) to open the Print dialog. Zvolíme požadované možnosti tisku a potom klikneme na tlačítko <text:span text:style-name="LOMenuPath">OK</text:span>.</text:p>
        </text:list-item>
      </text:list>
      <text:h text:style-name="P65" text:outline-level="3"><text:bookmark-start text:name="__RefHeading__8517_1712854287"/><text:alphabetical-index-mark-start text:id="IMark140504805624512" text:key1="print preview"/>Calc<text:bookmark-end text:name="__RefHeading__8517_1712854287"/><text:alphabetical-index-mark-end text:id="IMark140504805624512"/></text:h>
      <text:p text:style-name="P30">Pokud před tiskem chceme zobrazit náhled listů v programu Calc:</text:p>
      <text:list xml:id="list84638226573851" text:continue-list="list84637092140420" text:style-name="Numbering_20_1">
        <text:list-item text:start-value="1">
          <text:p text:style-name="P62">Choose <text:span text:style-name="LOMenuPath">File &gt; Print Preview</text:span>.</text:p>
        </text:list-item>
      </text:list>
      <text:p text:style-name="P11">The Calc window now displays the <text:span text:style-name="LOMenuPath">Print Preview</text:span> toolbar instead of the Formatting toolbar.</text:p>
      <text:p text:style-name="P24"><draw:frame draw:style-name="fr1" draw:name="Frame2" text:anchor-type="as-char" svg:width="6.6929in" draw:z-index="26"><draw:text-box fo:min-height="0.3618in"><text:p text:style-name="Caption"><draw:frame draw:style-name="fr6" draw:name="Image22" text:anchor-type="as-char" svg:width="6.6929in" style:rel-width="100%" svg:height="0.3618in" style:rel-height="scale" draw:z-index="34"><draw:image xlink:href="Pictures/100002010000027500000022E5825EDD0443EDCA.png" xlink:type="simple" xlink:show="embed" xlink:actuate="onLoad"/></draw:frame></text:p><text:p text:style-name="Caption">Figure <text:sequence text:ref-name="refFigure9" text:name="Figure" text:formula="ooow:Figure+1" style:num-format="1">10</text:sequence>: Print Preview toolbar (Calc)</text:p></draw:text-box></draw:frame></text:p>
      <text:list xml:id="list84637452944627" text:continue-numbering="true" text:style-name="Numbering_20_1">
        <text:list-item>
          <text:p text:style-name="P58">To print the document from this view, click the <text:span text:style-name="LOMenuPath">Print </text:span>icon (<draw:frame draw:style-name="fr13" draw:name="graphics10" text:anchor-type="as-char" svg:y="-0.1874in" svg:width="0.25in" svg:height="0.2709in" draw:z-index="36"><draw:image xlink:href="Pictures/10000000000000180000001AE426064C02726793.png" xlink:type="simple" xlink:show="embed" xlink:actuate="onLoad"/></draw:frame>) to open the Print dialog.</text:p>
        </text:list-item>
        <text:list-item>
          <text:p text:style-name="P58">Zvolíme požadované možnosti tisku a potom klikneme na tlačítko <text:span text:style-name="LOMenuPath">Tisk</text:span>.</text:p>
        </text:list-item>
      </text:list>
      <text:h text:style-name="P43" text:outline-level="1"><text:bookmark-start text:name="__RefHeading__8527_1712854287"/>Export do PDF<text:bookmark-end text:name="__RefHeading__8527_1712854287"/></text:h>
      <text:p text:style-name="P6">LibreOffice <text:alphabetical-index-mark text:string-value="exportovat dokumenty do" text:key1="PDF"/>dokáže exportovat dokumenty do <text:alphabetical-index-mark-start text:id="IMark140504805624416" text:key1="exporting"/>PDF<text:alphabetical-index-mark-end text:id="IMark140504805624416"/> (Portable Document Format). Tento souborový formát je průmyslový standard a je ideální pro odesílání souborů jiným osobám, které si jej zobrazí pomocí programu Adobe Reader nebo jiným prohlížečem souborů PDF.</text:p>
      <text:p text:style-name="P10">Postup a příslušné dialogová okna jsou pro programy Writer, Calc, Impress a Draw stejné, s několika drobnými rozdíly, které jsou uvedeny v této kapitole.</text:p>
      <text:list xml:id="list84638294260170" text:continue-list="list84637758897286" text:style-name="Heading_20_Tip">
        <text:list-item>
          <text:p text:style-name="Heading_20_Tip"><text:soft-page-break/>Tip</text:p>
        </text:list-item>
      </text:list>
      <text:p text:style-name="Text_20_Note">Unlike <text:span text:style-name="LOMenuPath">Save As</text:span>, the <text:span text:style-name="LOMenuPath">Export</text:span> command writes a copy of the current document in a new file with the chosen format, but keeps the current document and format open in your session.</text:p>
      <text:h text:style-name="P42" text:outline-level="2"><text:bookmark-start text:name="__RefHeading__171727_780470623"/>Rychlý export do PDF<text:bookmark-end text:name="__RefHeading__171727_780470623"/></text:h>
      <text:p text:style-name="P6">Click the <text:alphabetical-index-mark text:string-value="exportovat přímo jako PDF"/><text:span text:style-name="LOMenuPath">Export Directly as PDF</text:span> icon (<draw:frame draw:style-name="fr14" draw:name="Graphic21" text:anchor-type="as-char" svg:width="0.2445in" svg:height="0.2165in" draw:z-index="37"><draw:image xlink:href="Pictures/10000000000000180000001AD0FAE9ED6A44F250.png" xlink:type="simple" xlink:show="embed" xlink:actuate="onLoad"/></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42" text:outline-level="2"><text:bookmark-start text:name="__RefHeading__171729_780470623"/>Nastavení obsahu a kvality PDF<text:bookmark-end text:name="__RefHeading__171729_780470623"/></text:h>
      <text:p text:style-name="P6">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84638728223835" text:continue-list="list84637047090632" text:style-name="Heading_20_Note">
        <text:list-item>
          <text:p text:style-name="P55">Poznámka</text:p>
        </text:list-item>
      </text:list>
      <text:p text:style-name="P12">Druhou možností je zvolit <text:span text:style-name="LOMenuPath"><text:span text:style-name="T26"><text:s/>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65" text:outline-level="3"><text:bookmark-start text:name="__RefHeading__171731_780470623"/>Karta Obecné &lt;i0 /&gt; dialogového okna Možnosti PDF<text:alphabetical-index-mark text:string-value="Dialogové okno Možnosti PDF"/><text:bookmark-end text:name="__RefHeading__171731_780470623"/></text:h>
      <text:p text:style-name="P6">On the <text:span text:style-name="LOEmphasis">General</text:span> page (Figure <text:sequence-ref text:reference-format="value" text:ref-name="refFigure10">11</text:sequence-ref>), you can choose which pages to include in the PDF, the type of compression to use for images (which affects the quality of images in the PDF), and other options.</text:p>
      <text:p text:style-name="P29"><text:alphabetical-index-mark text:string-value="Stránky pro export" text:key1="PDF"/>Část rozsah</text:p>
      <text:list xml:id="list819115367" text:style-name="List_20_1">
        <text:list-item text:start-value="1">
          <text:p text:style-name="P54"><text:span text:style-name="LOStrongEmphasis"> Vše </text:span>: do formátu PDF se exportuje celý dokument.</text:p>
        </text:list-item>
        <text:list-item>
          <text:p text:style-name="P48"><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48"><text:span text:style-name="LOStrongEmphasis"> Výběr </text:span>: Do souboru se exportuje veškerý vybraný materiál.</text:p>
        </text:list-item>
      </text:list>
      <text:p text:style-name="P29"><text:alphabetical-index-mark text:string-value="komprese obrázků a rozlišení" text:key1="PDF"/>Část Obrázky</text:p>
      <text:list xml:id="list1730117627" text:style-name="List_20_1">
        <text:list-item text:start-value="1">
          <text:p text:style-name="P48"><text:span text:style-name="LOStrongEmphasis"> Bezeztrátová komprese</text:span> <text:span text:style-name="T9"><text:s/>: &lt;s2 /&gt; Obrázky jsou uloženy, aniž by došlo ke ztrátě kvality. Pokud se v souboru nacházejí fotografie, tato možnost může vést k velkým souborům. </text:span> Doporučuje se pro jiné druhy obrázků nebo grafiku.</text:p>
        </text:list-item>
        <text:list-item>
          <text:p text:style-name="P53"><text:span text:style-name="LOStrongEmphasis"> Komprese JPEG </text:span>: Umožňuje určení různých stupňů kvality komprimovaných obrázků. Nastavení 90% je vhodné pro fotografie (malá velikost souboru, nepatrná ztráta kvality).</text:p>
        </text:list-item>
        <text:list-item>
          <text:p text:style-name="P53"><text:span text:style-name="LOStrongEmphasis"> Snížit rozlišení obrázků </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29"><text:soft-page-break/>Část Vodoznak</text:p>
      <text:list xml:id="list84637301818089" text:continue-list="list84638290062526" text:style-name="List_20_1">
        <text:list-item>
          <text:p text:style-name="P48"><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p text:style-name="P24"><draw:frame draw:style-name="fr1" draw:name="Frame11" text:anchor-type="as-char" svg:width="6.7228in" draw:z-index="38"><draw:text-box fo:min-height="3.5134in"><text:p text:style-name="Caption"><draw:frame draw:style-name="fr15" draw:name="Image15" text:anchor-type="as-char" svg:width="6.7228in" svg:height="4.1366in" draw:z-index="39"><draw:image xlink:href="Pictures/10000201000002B1000001A8DF8382E3D6ED2ACE.png" xlink:type="simple" xlink:show="embed" xlink:actuate="onLoad"/></draw:frame></text:p><text:p text:style-name="Caption">Obrázek <text:sequence text:ref-name="refFigure10" text:name="Figure" text:formula="ooow:Figure+1" style:num-format="1">11 </text:sequence>: Karta Obecné dialogového okna Možnosti PDF</text:p></draw:text-box></draw:frame></text:p>
      <text:list xml:id="list84638945668507" text:continue-list="list84638728223835" text:style-name="Heading_20_Note">
        <text:list-item>
          <text:p text:style-name="P55">Poznámka</text:p>
        </text:list-item>
      </text:list>
      <text:p text:style-name="P12"><text:alphabetical-index-mark text:string-value="EPS obrázek" text:key1="PDF"/><text:alphabetical-index-mark text:string-value="EPS obrázky v PDF"/>Obrázky EPS (angl. Encapsulated PostScript, zapouzdřený PostScript) s vloženými náhledy jsou exportovány pouze jako náhledy. EPS obrázky bez vložených náhledů se exportují jako prázdné zástupné soubory.</text:p>
      <text:p text:style-name="P28">Část Obecné</text:p>
      <text:list xml:id="list84638502644912" text:continue-list="list84637301818089" text:style-name="List_20_1">
        <text:list-item>
          <text:p text:style-name="P46"><text:span text:style-name="LOStrongEmphasis">Hyb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4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4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46"><text:span text:style-name="LOStrongEmphasis">Create </text:span><text:alphabetical-index-mark text:string-value="formulář" text:key1="PDF"/><text:span text:style-name="LOStrongEmphasis">PDF form – Submit format:</text:span> Choose the format of submitting forms from within the PDF file. Toto nastavení změní vlastnosti ovládacího prvku URL, které jsme v dokumentu nastavili. Existuje jen jedno společné nastavení, které platí pro celý PDF dokument: PDF (pošle celý dokument), &lt;is3 /&gt; FDF &lt;IE4 /&gt; (pošle ovládací obsah), HTML a XML.<text:alphabetical-index-mark-start text:id="IMark140504805639184" text:key1="PDF"/><text:alphabetical-index-mark-end text:id="IMark140504805639184"/> Nejčastěji vybíráme formát PDF.</text:p>
          <text:p text:style-name="P49"><text:soft-page-break/><text:span text:style-name="LOStrong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item>
          <text:p text:style-name="P4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46"><text:span text:style-name="LOStrongEmphasis"> Exportovat poznámky </text:span>: Poznámky textového souboru se exportují do souboru PDF. Je možné, že toto není to, co chceme!</text:p>
        </text:list-item>
        <text:list-item>
          <text:p text:style-name="P46"><text:span text:style-name="LOStrongEmphasis"> Exportovat automaticky vložené prázdné stránky</text:span><text:alphabetical-index-mark text:string-value="exportování prázdných stran" text:key1="PDF"/>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50"><text:span text:style-name="LOStrongEmphasis">View PDF after export:</text:span> Your default PDF viewer will open and display the newly exported PDF.</text:p>
        </text:list-item>
      </text:list>
      <text:h text:style-name="P65" text:outline-level="3"><text:bookmark-start text:name="__RefHeading__171733_780470623"/>Karta Úvodní zobrazení v dialogovém okně Možnosti PDF<text:bookmark-end text:name="__RefHeading__171733_780470623"/></text:h>
      <text:p text:style-name="P9">On the <text:alphabetical-index-mark text:string-value="Výběr úvodního zobrazení" text:key1="PDF"/><text:span text:style-name="LOKeystroke">Initial View</text:span> page (Figure <text:sequence-ref text:reference-format="value" text:ref-name="refFigure11">12</text:sequence-ref>), you can choose how the PDF opens by default in a PDF viewer. Volby by měly být samovysvětlující.</text:p>
      <text:p text:style-name="P6">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P24"><draw:frame draw:style-name="fr1" draw:name="Frame12" text:anchor-type="as-char" svg:width="5.5in" draw:z-index="40"><draw:text-box fo:min-height="3.1126in"><text:p text:style-name="Caption"><draw:frame draw:style-name="fr16" draw:name="Image23" text:anchor-type="as-char" svg:width="5.5in" svg:height="2.9201in" draw:z-index="41"><draw:image xlink:href="Pictures/100002010000021C0000013DD5E4297F45A70D21.png" xlink:type="simple" xlink:show="embed" xlink:actuate="onLoad"/></draw:frame></text:p><text:p text:style-name="Caption">Obrázek <text:sequence text:ref-name="refFigure11" text:name="Figure" text:formula="ooow:Figure+1" style:num-format="1">12 </text:sequence>: Karta Uživatelské rozhraní v dialogovém okně Možnosti PDF</text:p></draw:text-box></draw:frame></text:p>
      <text:h text:style-name="P65" text:outline-level="3"><text:bookmark-start text:name="__RefHeading__4236_1385231065"/>Karta Uživatelské rozhraní v dialogovém okně Možnosti PDF<text:bookmark-end text:name="__RefHeading__4236_1385231065"/></text:h>
      <text:p text:style-name="P6">Na kartě &lt;i0 /&gt; <text:span text:style-name="LOEmphasis"/> <text:span text:style-name="LOKeystroke">Uživatelské rozhraní</text:span> můžeme zvolit další nastavení, které ovlivní, jak PDF prohlížeč dokument zobrazí. Některé z těchto možností jsou obzvláště užitečné když vytváříme PDF soubor, který bude použit jako prezentace.</text:p>
      <text:p text:style-name="P29">Část Možnosti okna</text:p>
      <text:list xml:id="list412515155" text:style-name="List_20_1">
        <text:list-item text:start-value="1">
          <text:p text:style-name="P48"><text:span text:style-name="LOStrongEmphasis"> Změnit velikost okna podle úvodní stránky</text:span> způsobí, že velikost okna PDF prohlížeče se přizpůsobí velikosti strany PDF souboru.</text:p>
        </text:list-item>
        <text:list-item>
          <text:p text:style-name="P48"><text:span text:style-name="LOStrongEmphasis"> Zarovnat okno na střed obrazovky</text:span> způsobí, že okno prohlížeče PDF bude na obrazovce počítače vycentrované.</text:p>
        </text:list-item>
        <text:list-item>
          <text:p text:style-name="P48"><text:soft-page-break/><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48"><text:span text:style-name="LOStrongEmphasis"> Zobrazit název dokumentu</text:span> způsobí, že prohlížeč PDF zobrazí název dokumentu v záhlaví.</text:p>
        </text:list-item>
      </text:list>
      <text:p text:style-name="P24"><draw:frame draw:style-name="fr1" draw:name="Frame13" text:anchor-type="as-char" svg:width="5.5in" draw:z-index="42"><draw:text-box fo:min-height="2.3098in"><text:p text:style-name="Caption"><draw:frame draw:style-name="fr17" draw:name="Image24" text:anchor-type="as-char" svg:width="5.5in" svg:height="2.1in" draw:z-index="43"><draw:image xlink:href="Pictures/1000020100000264000000FE2A7B57D355FC2F72.png" xlink:type="simple" xlink:show="embed" xlink:actuate="onLoad"/></draw:frame></text:p><text:p text:style-name="Caption">Obrázek <text:sequence text:ref-name="refFigure12" text:name="Figure" text:formula="ooow:Figure+1" style:num-format="1">13 </text:sequence>: Karta Uživatelské rozhraní v dialogovém okně Možnosti PDF</text:p></draw:text-box></draw:frame></text:p>
      <text:p text:style-name="P28">Část Možnosti uživatelského rozhraní</text:p>
      <text:list xml:id="list1448383916" text:style-name="List_20_1">
        <text:list-item text:start-value="1">
          <text:p text:style-name="P46"><text:span text:style-name="LOStrongEmphasis"> Skrýt panel nabídky</text:span> způsobí, že v PDF prohlížeči se skryje panel nabídky.</text:p>
        </text:list-item>
        <text:list-item>
          <text:p text:style-name="P46"><text:span text:style-name="LOStrongEmphasis"> Skrýt panel nástrojů</text:span> způsobí, že v PDF prohlížeči se skryje panel nástrojů.</text:p>
        </text:list-item>
        <text:list-item>
          <text:p text:style-name="P46"><text:span text:style-name="LOStrongEmphasis"> Skrýt ovládací prvky okna</text:span> způsobí, že v PDF prohlížeči se skryjí další ovládací prvky oken.</text:p>
        </text:list-item>
      </text:list>
      <text:p text:style-name="P28">Přechody</text:p>
      <text:p text:style-name="P13">V aplikaci Impress zobrazí přechody snímků jako jim odpovídající PDF efekty.</text:p>
      <text:p text:style-name="P28">Záložky</text:p>
      <text:p text:style-name="P13">Zde můžeme zvolit, kolik úrovní nadpisů se má zobrazit jako záložky, pokud je zaškrtnuta položka <text:span text:style-name="LOEmphasis">Exportovat záložky</text:span> na kartě Obecné.</text:p>
      <text:h text:style-name="P65" text:outline-level="3"><text:bookmark-start text:name="__RefHeading__171737_780470623"/>Karta Odkazy v dialogovém okně Možnosti PDF<text:bookmark-end text:name="__RefHeading__171737_780470623"/></text:h>
      <text:p text:style-name="P6">Na kartě &lt;f0&gt;Odkazy&lt;/f0&gt; můžeme zvolit, jak se budou do PDF souboru exportovat odkazy.</text:p>
      <text:p text:style-name="P24"><draw:frame draw:style-name="fr1" draw:name="Frame6" text:anchor-type="as-char" svg:width="4.5in" draw:z-index="44"><draw:text-box fo:min-height="2.4862in"><text:p text:style-name="Caption"><draw:frame draw:style-name="fr15" draw:name="Image25" text:anchor-type="as-char" svg:width="4.5in" svg:height="2.25in" draw:z-index="47"><draw:image xlink:href="Pictures/10000201000001B5000000DB1895446D7B2C2925.png" xlink:type="simple" xlink:show="embed" xlink:actuate="onLoad"/></draw:frame></text:p><text:p text:style-name="Caption">Obrázek <text:sequence text:ref-name="refFigure13" text:name="Figure" text:formula="ooow:Figure+1" style:num-format="1">14 </text:sequence>: Karta Odkazy dialogového okna Možnosti PDF</text:p></draw:text-box></draw:frame></text:p>
      <text:p text:style-name="P28">Exportovat záložky jako pojmenované cíle</text:p>
      <text:p text:style-name="P13">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28"><text:soft-page-break/>Převést odkazy na dokumenty na odkazy na PDF</text:p>
      <text:p text:style-name="P13">If you have defined links to other documents with OpenDocument extensions (such as .odt, .ods, and .odp), this option converts the files’ extensions to .pdf in the exported PDF document.</text:p>
      <text:p text:style-name="P28">Export URLs relative to file system</text:p>
      <text:p text:style-name="P13">Jestliže jsme definovali v dokumentu relativní odkazy, tato volba exportuje tyto odkazy do PDF souboru.</text:p>
      <text:p text:style-name="P28">Odkazy mezi dokumenty</text:p>
      <text:p text:style-name="P13">Definuje, jak se v exportovaném dokumentu chovají odkazy po kliknutí. Můžeme si vybrat z těchto alternativ:</text:p>
      <text:list xml:id="list84637961634839" text:continue-list="list84638502644912" text:style-name="List_20_1">
        <text:list-item>
          <text:p text:style-name="P46"><text:span text:style-name="LOStrongEmphasis"> Výchozí mód </text:span>: S PDF odkazy bude zacházeno tak, jak je to specifikováno v operačním systému.</text:p>
        </text:list-item>
        <text:list-item>
          <text:p text:style-name="P46"><text:span text:style-name="LOStrongEmphasis"> Otevřít v aplikaci na čtení PDF </text:span>: Stejný program, jako ten, který byl použit k zobrazení dokumentu, bude použit i na zobrazení dokumentu, na který se odkazuje.</text:p>
        </text:list-item>
        <text:list-item>
          <text:p text:style-name="P46"><text:span text:style-name="LOStrongEmphasis"> Otevřít v internetovém prohlížeči</text:span> Na zobrazení odkazovaného dokumentu se použije výchozí webový prohlížeč.</text:p>
        </text:list-item>
      </text:list>
      <text:h text:style-name="P65"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6">PDF export includes options <text:alphabetical-index-mark text:string-value="šifrovat" text:key1="PDF"/>to encrypt the PDF (so that it cannot be opened without a password) and apply <text:alphabetical-index-mark text:string-value="správa digitálních práv (DRM)" text:key1="PDF"/><text:alphabetical-index-mark text:string-value="správa digitálních práv (DRM)"/>some digital rights management (DRM) features.</text:p>
      <text:list xml:id="list84638928076441" text:continue-list="list1925461149" text:style-name="List_20_1">
        <text:list-item>
          <text:p text:style-name="P46">Pokud do pole <text:span text:style-name="LOEmphasis">Zadat heslo pro otevírání</text:span><text:alphabetical-index-mark text:string-value="chránit heslem" text:key1="PDF"/><text:alphabetical-index-mark text:string-value="heslem chráněné PDF"/>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1">Pokud zadáme heslo v poli <text:span text:style-name="LOEmphasis">Zadat heslo pro nastavení oprávnění</text:span>, soubor může otevřít kdokoliv, ale jeho oprávnění mohou být omezeny. See Figure <text:sequence-ref text:reference-format="value" text:ref-name="refFigure14">15</text:sequence-ref>. Poté, jak nastavíme heslo pro nastavení oprávnění, na kartě Bezpečnost se zpřístupní další možnosti nastavení.</text:p>
        </text:list-item>
        <text:list-item>
          <text:p text:style-name="P46">Při <text:span text:style-name="LOEmphasis">současném</text:span> zadání hesla otevírání a hesla na nastavení oprávnění, PDF soubor lze otevřít pouze po zadání správného hesla, přičemž oprávnění mohou být omezeny.</text:p>
        </text:list-item>
      </text:list>
      <text:list xml:id="list84637668763635" text:continue-list="list84638945668507" text:style-name="Heading_20_Note">
        <text:list-item>
          <text:p text:style-name="P55">Poznámka</text:p>
        </text:list-item>
      </text:list>
      <text:p text:style-name="P12">Nastavení oprávnění jsou účinné pouze tehdy, pokud je respektuje uživatelův PDF prohlížeč.</text:p>
      <text:p text:style-name="P24"><draw:frame draw:style-name="fr1" draw:name="Frame14" text:anchor-type="as-char" svg:width="6.5in" draw:z-index="48"><draw:text-box fo:min-height="3.3898in"><text:p text:style-name="Caption"><draw:frame draw:style-name="fr18" draw:name="Image26" text:anchor-type="as-char" svg:width="6.5in" svg:height="3.15in" draw:z-index="49"><draw:image xlink:href="Pictures/10000201000002B3000001A747DCD5F81B3905BB.png" xlink:type="simple" xlink:show="embed" xlink:actuate="onLoad"/></draw:frame></text:p><text:p text:style-name="Caption">Obrázek <text:sequence text:ref-name="refFigure14" text:name="Figure" text:formula="ooow:Figure+1" style:num-format="1">15 </text:sequence>: Karta Bezpečnost dialogového okna Možnosti PDF</text:p></draw:text-box></draw:frame></text:p>
      <text:p text:style-name="P9"><text:soft-page-break/>Figure <text:sequence-ref text:reference-format="value" text:ref-name="refFigure15">16</text:sequence-ref> shows the pop-up dialog displayed when you click the <text:span text:style-name="LOMenuPath">Set passwords</text:span> button on the Security page of the PDF Options dialog.</text:p>
      <text:p text:style-name="P27">When you have set all the options you require, click on <text:span text:style-name="LOMenuPath">Export</text:span> to open the Export dialog, where you can set the file name and the save location.</text:p>
      <text:p text:style-name="P26"><draw:frame draw:style-name="fr1" draw:name="Frame15" text:anchor-type="as-char" svg:width="3.3827in" draw:z-index="50"><draw:text-box fo:min-height="2.5102in"><text:p text:style-name="Caption"><draw:frame draw:style-name="fr19" draw:name="Image19" text:anchor-type="as-char" svg:width="2.8in" svg:height="2.3201in" draw:z-index="51"><draw:image xlink:href="Pictures/10000201000001440000011CD78F87F1EA89ADF3.png" xlink:type="simple" xlink:show="embed" xlink:actuate="onLoad"/></draw:frame></text:p><text:p text:style-name="Caption">Obrázek <text:sequence text:ref-name="refFigure15" text:name="Figure" text:formula="ooow:Figure+1" style:num-format="1">16 </text:sequence>: Zadávání hesla na šifrování PDF souboru</text:p></draw:text-box></draw:frame></text:p>
      <text:h text:style-name="P66" text:outline-level="3"><text:bookmark-start text:name="__RefHeading___Toc4609_1757746079"/>Digital Signatures page of PDF Options dialog<text:bookmark-end text:name="__RefHeading___Toc4609_1757746079"/></text:h>
      <text:p text:style-name="P7">This page contains the options related to exporting a digitally signed PDF.</text:p>
      <text:p text:style-name="P7">Digital signatures are used to ensure that the PDF was really created by the original author (that is, you), and that the document has not been modified since it was signed.</text:p>
      <text:p text:style-name="P7">The signed PDF export uses the keys and X.509 certificates already stored in your default key store location or on a smartcard. The key store to be used can be selected under <text:span text:style-name="LOMenuPath">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p text:style-name="P25"><draw:frame draw:style-name="fr20" draw:name="Image33" text:anchor-type="as-char" svg:width="6.6929in" svg:height="2.5783in" draw:z-index="52"><draw:image xlink:href="Pictures/10000201000002B2000001A735B95F4DB7CBFF6E.png" xlink:type="simple" xlink:show="embed" xlink:actuate="onLoad"/></draw:frame></text:p>
      <text:list xml:id="list84638827800533" text:continue-list="list84637961634839" text:style-name="List_20_1">
        <text:list-item>
          <text:p text:style-name="P52"><text:span text:style-name="LOStrongEmphasis">Use this certificate to digitally sign PDF documents:</text:span> Click <text:span text:style-name="LOMenuPath">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52">Select the certificate to use for digitally signing the exported PDF, then click <text:span text:style-name="LOMenuPath">OK</text:span>.</text:p>
          <text:p text:style-name="List_20_1">All other fields on the Digital Signatures tab are accessible only after a certificate has been selected.</text:p>
        </text:list-item>
        <text:list-item>
          <text:p text:style-name="List_20_1"><text:soft-page-break/><text:span text:style-name="LOStrong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List_20_1">When using a smartcard, enter the PIN here. Some smartcard software will prompt you for the PIN again before signing.</text:p>
        </text:list-item>
        <text:list-item>
          <text:p text:style-name="List_20_1"><text:span text:style-name="LOStrong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LOStrong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List_20_1">The list of TSA URLs that can be selected is maintained under <text:span text:style-name="LOMenuPath">Tools &gt; Options &gt; LibreOffice &gt; Security &gt; TSAs</text:span>. If no TSA URL is selected (the default), the signature will not be timestamped, but will use the current time from your local computer.</text:p>
        </text:list-item>
      </text:list>
      <text:h text:style-name="P43" text:outline-level="1"><text:bookmark-start text:name="__RefHeading__4238_1385231065"/><text:alphabetical-index-mark text:string-value="XHTML" text:key1="exportování"/>Export do jiných formátů<text:bookmark-end text:name="__RefHeading__4238_1385231065"/></text:h>
      <text:p text:style-name="P6">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6">Pomocí LibreOffice můžeme exportovat soubory do formátu XHTML. Kromě toho programy Draw a Impress umožňují exportovat do formátu Adobe &lt;is0 /&gt; Flash &lt;IE1 /&gt; (SWF) a řadu dalších obrazových formátů.<text:alphabetical-index-mark-start text:id="IMark140504805639184" text:key1="exporting"/><text:alphabetical-index-mark-end text:id="IMark140504805639184"/></text:p>
      <text:p text:style-name="P6">Když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43" text:outline-level="1"><text:bookmark-start text:name="__RefHeading__171743_780470623"/>Odesílání dokumentů elektronickou poštou<text:bookmark-end text:name="__RefHeading__171743_780470623"/></text:h>
      <text:p text:style-name="P6">LibreOffice nabízí několik způsobů, jak rychle a snadno odesílat dokumenty jako &lt;i0 /&gt; přílohu poštovní zprávy, a to v jednom ze tří formátů: OpenDocument (výchozí formát LibreOffice), formát Microsoft Office nebo PDF.<text:alphabetical-index-mark text:string-value="dokument aplikace Writer jako příloha" text:key1="odesílání elektornickou poštou"/></text:p>
      <text:list xml:id="list84638996507000" text:continue-list="list84637668763635" text:style-name="Heading_20_Note">
        <text:list-item>
          <text:p text:style-name="P55">Poznámka</text:p>
        </text:list-item>
      </text:list>
      <text:p text:style-name="P12">Dokumenty mohou být odeslány pouze z nabídky LibreOffice pokud byl nastavený profil elektronické pošty  <text:span text:style-name="LOMenuPath">Nástroje &gt; Možnosti &gt; LibreOffice Writer &gt; Hromadné rozesílání e-mailů</text:span>.</text:p>
      <text:p text:style-name="P30">Pokud chceme &lt;i0 /&gt; odeslat aktuální dokument ve formátu OpenDocument:<text:alphabetical-index-mark text:string-value="odeslat dokument jako e-mail"/></text:p>
      <text:list xml:id="list676298238" text:style-name="Numbering_20_1">
        <text:list-item text:start-value="1">
          <text:p text:style-name="P62">Zvolíme <text:span text:style-name="LOMenuPath">Soubor &gt; Odeslat &gt; Dokument jako e-mail</text:span>. LibreOffice otevře výchozí e-mailový program. Dokument k odeslání je přiložen.</text:p>
        </text:list-item>
        <text:list-item>
          <text:p text:style-name="P62">Ve svém e-mailovém programu zadáme příjemce, předmět a text, který chcete přidat, a potom zprávu odešleme.</text:p>
        </text:list-item>
      </text:list>
      <text:p text:style-name="P6"><text:span text:style-name="LOMenuPath">File &gt; Send &gt; E-mail as OpenDocument [Text</text:span>, <text:span text:style-name="LOMenuPath">Spreadsheet</text:span>, or <text:span text:style-name="LOMenuPath">Presentation]</text:span> has the same effect.</text:p>
      <text:p text:style-name="P6">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6"><text:soft-page-break/>Pokud zvolíme <text:span text:style-name="LOMenuPath">E-mail jako Microsoft [Word</text:span>, <text:span text:style-name="LOMenuPath">Excel</text:span> nebo PowerPoint], LibreOffice nejdříve vytvoří soubor v jednom z těchto formátů, a potom otevře poštovní program, přičemž soubor bude připojen jako příloha.</text:p>
      <text:h text:style-name="P42" text:outline-level="2"><text:bookmark-start text:name="__RefHeading__171745_780470623"/>Odesílání dokumentů &lt;i0 /&gt; více příjemcům<text:alphabetical-index-mark text:string-value="více příjemců" text:key1="odesílání elektornickou poštou"/><text:bookmark-end text:name="__RefHeading__171745_780470623"/></text:h>
      <text:p text:style-name="P6">Odeslání dokumentu vvíce příjemců můžeme využít funkci v našem e-mailovém programu a nebo můžeme použít nástroj hromadné korespondence LibreOffice k získání e-mailových adres z adresáře kontatků. </text:p>
      <text:p text:style-name="P30">Hromadnou korespondenci LibreOffice k odesílání e-mailů můžeme použít dvěma způsoby:</text:p>
      <text:list xml:id="list889571964" text:style-name="List_20_1">
        <text:list-item text:start-value="1">
          <text:p text:style-name="P4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46">Dokument vytvoříme v aplikaci Writer bez použití průvodce, a pak použijeme Průvodce k odeslání. V tomto návodu popíšeme druhou metodu.</text:p>
        </text:list-item>
      </text:list>
      <text:p text:style-name="P36">Pokud chceme &lt;i0 /&gt; &lt;i1 /&gt; Průvodce hromadnou korespondencí použít pro odeslání existujícího dokumentu:<text:alphabetical-index-mark text:string-value="Průvodce hromadnou korespondencí" text:key1="odesílání elektornickou poštou"/><text:alphabetical-index-mark text:string-value="odesílání dokumentu aplikace Writer" text:key1="Průvodce hromadnou korespondencí"/></text:p>
      <text:list xml:id="list392619321" text:style-name="Numbering_20_1">
        <text:list-item text:start-value="1">
          <text:p text:style-name="P62">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4"><draw:frame draw:style-name="fr1" draw:name="Frame16" text:anchor-type="as-char" svg:width="6.6929in" draw:z-index="53"><draw:text-box fo:min-height="2.8075in"><text:p text:style-name="Caption"><draw:frame draw:style-name="fr21" draw:name="Image27" text:anchor-type="as-char" svg:width="6.6929in" style:rel-width="100%" svg:height="2.5134in" style:rel-height="scale" draw:z-index="54"><draw:image xlink:href="Pictures/100002010000038C000001550A9B1F453221A6E7.png" xlink:type="simple" xlink:show="embed" xlink:actuate="onLoad"/></draw:frame></text:p><text:p text:style-name="Caption">Obrázek <text:sequence text:ref-name="refFigure16" text:name="Figure" text:formula="ooow:Figure+1" style:num-format="1">17 </text:sequence>: Výběr počátečního dokumentu</text:p></draw:text-box></draw:frame></text:p>
      <text:list xml:id="list84638211322274" text:continue-numbering="true" text:style-name="Numbering_20_1">
        <text:list-item>
          <text:p text:style-name="P62">Na druhé straně zvolíme <text:span text:style-name="LOMenuPath">E-mailová zpráva</text:span> a klikneme na tlačítko <text:span text:style-name="LOMenuPath">Dále</text:span>.</text:p>
        </text:list-item>
      </text:list>
      <text:p text:style-name="P24"><draw:frame draw:style-name="fr1" draw:name="Frame17" text:anchor-type="as-char" svg:width="5.1181in" draw:z-index="55"><draw:text-box fo:min-height="1.8917in"><text:p text:style-name="Caption"><draw:frame draw:style-name="fr22" draw:name="Image28" text:anchor-type="as-char" svg:width="5.1181in" style:rel-width="100%" svg:height="1.6063in" style:rel-height="scale" draw:z-index="56"><draw:image xlink:href="Pictures/1000020100000247000000B7E4A72A4D1F875C7C.png" xlink:type="simple" xlink:show="embed" xlink:actuate="onLoad"/></draw:frame></text:p><text:p text:style-name="Caption">Obrázek <text:sequence text:ref-name="refFigure17" text:name="Figure" text:formula="ooow:Figure+1" style:num-format="1">18 </text:sequence>: Výběr typu dokumentu</text:p></draw:text-box></draw:frame></text:p>
      <text:list xml:id="list84637541606707" text:continue-numbering="true" text:style-name="Numbering_20_1">
        <text:list-item>
          <text:p text:style-name="P62">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4"><text:soft-page-break/><draw:frame draw:style-name="fr1" draw:name="Frame18" text:anchor-type="as-char" svg:width="6.6929in" draw:z-index="45"><draw:text-box fo:min-height="4.7366in"><text:p text:style-name="Caption"><draw:frame draw:style-name="fr21" draw:name="Image29" text:anchor-type="as-char" svg:width="6.6929in" style:rel-width="100%" svg:height="4.4319in" style:rel-height="scale" draw:z-index="46"><draw:image xlink:href="Pictures/10000000000003900000025C9727A623F0E256F8.png" xlink:type="simple" xlink:show="embed" xlink:actuate="onLoad"/></draw:frame></text:p><text:p text:style-name="Caption">Obrázek <text:sequence text:ref-name="refFigure18" text:name="Figure" text:formula="ooow:Figure+1" style:num-format="1">19 </text:sequence>: Výběr seznamu adres</text:p></draw:text-box></draw:frame></text:p>
      <text:list xml:id="list84638308585175" text:continue-numbering="true" text:style-name="Numbering_20_1">
        <text:list-item>
          <text:p text:style-name="Numbering_20_1">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4"><draw:ellipse text:anchor-type="paragraph" draw:z-index="2" draw:style-name="gr1" draw:text-style-name="P69" svg:width="3.1606in" svg:height="0.3197in" svg:x="2.5937in" svg:y="0.748in"><text:p/></draw:ellipse><draw:frame draw:style-name="fr1" draw:name="Frame19" text:anchor-type="as-char" svg:width="5.5118in" draw:z-index="57"><draw:text-box fo:min-height="3.0134in"><text:p text:style-name="Caption"><draw:frame draw:style-name="fr10" draw:name="Image30" text:anchor-type="as-char" svg:width="5.5118in" style:rel-width="100%" svg:height="2.7126in" style:rel-height="scale" draw:z-index="58"><draw:image xlink:href="Pictures/10000201000002810000013C7C8CEE07AD26AA69.png" xlink:type="simple" xlink:show="embed" xlink:actuate="onLoad"/></draw:frame></text:p><text:p text:style-name="Caption">Obrázek <text:sequence text:ref-name="refFigure19" text:name="Figure" text:formula="ooow:Figure+1" style:num-format="1">20 </text:sequence>: Zrušení oslovení</text:p></draw:text-box></draw:frame></text:p>
      <text:list xml:id="list84638859991087" text:continue-numbering="true" text:style-name="Numbering_20_1">
        <text:list-item>
          <text:p text:style-name="Numbering_20_1">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84637738930351" text:continue-list="list84637381722368" text:style-name="Numbering_20_1">
        <text:list-item>
          <text:p text:style-name="Numbering_20_1">Zvolíme <text:span text:style-name="LOMenuPath">Odeslat hromadný dokument e-mailem</text:span>. The lower part of the page changes to show e‑mail settings choices. See Figure <text:sequence-ref text:reference-format="value" text:ref-name="refFigure20">21</text:sequence-ref>.</text:p>
        </text:list-item>
        <text:list-item>
          <text:p text:style-name="Numbering_20_1">Zadáme předmět zprávy a klikneme na <text:span text:style-name="LOMenuPath">Odeslat dokumenty</text:span>. LibreOffice zasílá e-maily.</text:p>
        </text:list-item>
      </text:list>
      <text:p text:style-name="P24"><text:soft-page-break/><draw:frame draw:style-name="fr1" draw:name="Frame20" text:anchor-type="as-char" svg:width="6.6929in" draw:z-index="27"><draw:text-box fo:min-height="4.4516in"><text:p text:style-name="Caption"><draw:frame draw:style-name="fr6" draw:name="Image31" text:anchor-type="as-char" svg:width="6.6929in" style:rel-width="100%" svg:height="4.4516in" style:rel-height="scale" draw:z-index="28"><draw:image xlink:href="Pictures/100002010000038C0000025CF1C7890FB9A23B5C.png" xlink:type="simple" xlink:show="embed" xlink:actuate="onLoad"/></draw:frame></text:p><text:p text:style-name="Caption">Obrázek <text:sequence text:ref-name="refFigure20" text:name="Figure" text:formula="ooow:Figure+1" style:num-format="1">21 </text:sequence>: Odesílání dokumentu ve formě zprávy elektronické pošty</text:p></draw:text-box></draw:frame></text:p>
      <text:h text:style-name="P43" text:outline-level="1"><text:bookmark-start text:name="__RefHeading__171747_780470623"/>Elektronické podepisování dokumentů<text:bookmark-end text:name="__RefHeading__171747_780470623"/></text:h>
      <text:p text:style-name="P6">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6">Při elektronickém podepisování dokumentu &lt;i0 /&gt; se vypočte kontrolní součet z dokumentu a osobního klíče.<text:alphabetical-index-mark text:string-value="elektronický podpis"/> Tento kontrolní součet a váš veřejný klíč se uloží s dokumentem.</text:p>
      <text:p text:style-name="P6">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6">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0">Pokud chceme podepsat dokument:</text:p>
      <text:list xml:id="list84637855513966" text:continue-list="list84637738930351" text:style-name="Numbering_20_1">
        <text:list-item text:start-value="1">
          <text:p text:style-name="P60">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2"><text:soft-page-break/>Pokud jsme dokument od poslední změny neuložili, zobrazí se okno s upozorněním. Kliknutím na tlačítko <text:span text:style-name="LOMenuPath">OK</text:span> uložíme změny.</text:p>
        </text:list-item>
        <text:list-item>
          <text:p text:style-name="P62">Otevře se dialogové okno Elektronické podpisy. Klikneme na <text:span text:style-name="LOMenuPath">Podepsat dokument</text:span>, čímž do dokumentu přidáme svůj veřejný klíč.</text:p>
        </text:list-item>
        <text:list-item>
          <text:p text:style-name="P62">V dialogovém okně Vybrat certifikát zvolíme certifikát a klikneme na tlačítko <text:span text:style-name="LOMenuPath">OK</text:span>, čímž se vrátíme do okna Elektronické podpisy.</text:p>
        </text:list-item>
        <text:list-item>
          <text:p text:style-name="P62">Použitý certifikát se zobrazí v okně s ikonou vedle názvu.</text:p>
        </text:list-item>
      </text:list>
      <text:p text:style-name="P11">Tato ikona indikuje stav elektronického podpisu.</text:p>
      <text:list xml:id="list4761023188326617338" text:style-name="List_20_2">
        <text:list-item>
          <text:p text:style-name="P68">An icon with a red seal (<text:span text:style-name="T27"><draw:frame draw:style-name="fr12" draw:name="Image12" text:anchor-type="as-char" svg:width="0.1665in" svg:height="0.1665in" draw:z-index="9"><draw:image xlink:href="Pictures/1000020100000010000000102849B02F2E19802F.png" xlink:type="simple" xlink:show="embed" xlink:actuate="onLoad"/></draw:frame></text:span>) indicates that the document was signed and the certificate was validated.</text:p>
        </text:list-item>
        <text:list-item>
          <text:p text:style-name="P68">An icon with a yellow caution triangle overlaying the red seal (<draw:frame draw:style-name="fr5" draw:name="Image13" text:anchor-type="as-char" svg:y="-0.1902in" svg:width="0.2811in" svg:height="0.2398in" draw:z-index="15"><draw:image xlink:href="Pictures/100000000000001B000000170DE8B2EFE8393530.png" xlink:type="simple" xlink:show="embed" xlink:actuate="onLoad"/></draw:frame>) indicates that the document is signed but that the certificate could not be validated.</text:p>
        </text:list-item>
        <text:list-item>
          <text:p text:style-name="P68">An icon of a yellow caution triangle (<text:span text:style-name="T29"><draw:frame draw:style-name="fr12" draw:name="Image32" text:anchor-type="as-char" svg:width="0.1598in" svg:height="0.1402in" draw:z-index="0"><draw:image xlink:href="Pictures/100000000000000F0000000D019786BB7DB95F3F.png" xlink:type="simple" xlink:show="embed" xlink:actuate="onLoad"/></draw:frame></text:span>) indicates an invalid digital signature.</text:p>
        </text:list-item>
      </text:list>
      <text:list xml:id="list84637865093606" text:continue-list="list84637855513966" text:style-name="Numbering_20_1">
        <text:list-item>
          <text:p text:style-name="P62">Na závěr klikneme na tlačítko <text:span text:style-name="LOMenuPath">Zavřít</text:span>, čímž elektronický podpis použijeme.</text:p>
        </text:list-item>
      </text:list>
      <text:p text:style-name="P6">Pokud je dokument podepsán, ve stavovém řádku to indikuje ikona. Poklepáním na ikonu můžeme zobrazit certifikát. K dokumentu lze přidat i více než jeden podpis.</text:p>
      <text:h text:style-name="P43" text:outline-level="1"><text:bookmark-start text:name="__RefHeading__9455_1957009194"/><text:alphabetical-index-mark text:string-value="odstranění osobních údajů"/>Odstranění osobních údajů<text:bookmark-end text:name="__RefHeading__9455_1957009194"/></text:h>
      <text:p text:style-name="P6">Možná budete chtít zajistit, aby osobní údaje, verze textu, poznámky, skryté informace nebo zaznamenané změny byly před odesláním jiným lidem nebo před uložením do souboru PDF z dokumentu odstraněny.</text:p>
      <text:p text:style-name="P6">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6">Pokud chceme odstranit osobní a některé další údaje ze souboru, přejdeme na <text:span text:style-name="LOMenuPath">Soubor &gt; Vlastnosti</text:span>. On the <text:span text:style-name="LOEmphasis">General</text:span> tab, uncheck <text:span text:style-name="LOMenuPath">Apply user data</text:span> and then click the <text:span text:style-name="LOMenuPath">Reset Properties</text:span> button. Tím se odstraní všechna jména ve vytvořených, jakož i upravených polích, odstraní se data změn a tisku, doba úpravy se nastaví na nulu, datum vytvoření se nastaví na aktuální datum a čas a číslo verze na 1.</text:p>
      <text:p text:style-name="P6"><text:bookmark-start text:name="__RefHeading__5648_1566568644"/>Pokud chceme odstranit informace o verzích, buď (a) přejdeme do <text:span text:style-name="LOMenuPath">Soubor &gt; Verze</text:span>, v seznamu zvolíme požadované verze a klikneme na tlačítko <text:span text:style-name="LOMenuPath">Smazat</text:span>, nebo (b) pomocí <text:span text:style-name="LOMenuPath">Soubor &gt; Uložit jako</text:span> soubor uložíme s jiným názvem.<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ff0000"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3c8f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text:span text:style-name="MT1">| </text:span><text:page-number text:select-page="current">23</text:page-number></text:p>
      </style:footer>
      <style:footer-left>
        <text:p text:style-name="MP1"><text:page-number text:select-page="current">22</text:page-number> <text:span text:style-name="MT2">| </text:span><text:span text:style-name="MT2"><text:title>Chapter 10  Printing, Exporting, E‑mailing</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6:13:02.630729000</meta:creation-date>
    <meta:editing-duration>PT12H56M3S</meta:editing-duration>
    <meta:editing-cycles>39</meta:editing-cycles>
    <meta:generator>LibreOffice/5.1.1.3$Linux_X86_64 LibreOffice_project/89f508ef3ecebd2cfb8e1def0f0ba9a803b88a6d</meta:generator>
    <dc:title>Chapter 10  Printing, Exporting, E‑mailing</dc:title>
    <meta:initial-creator>Jean Weber</meta:initial-creator>
    <dc:date>2016-07-27T08:46:36.709430227</dc:date>
    <dc:creator>Milos Sramek</dc:creator>
    <meta:document-statistic meta:table-count="4" meta:image-count="37" meta:object-count="0" meta:page-count="23" meta:paragraph-count="479" meta:word-count="6006" meta:character-count="34553" meta:non-whitespace-character-count="29045"/>
    <meta:template xlink:type="simple" xlink:actuate="onRequest" xlink:title="LO 5.0 Chapter Template" xlink:href="../../../../../../../../Library/Application%20Support/LibreOffice/4/user/template/LO%205.0%20Chapter%20Template.ott" meta:date="2016-02-05T16:13:02.274331000"/>
  </office:meta>
</office:document-meta>
</file>